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Iskoola Pota" svg:font-family="&quot;Iskoola Pota&quot;"/>
    <style:font-face style:name="FMMalithi" svg:font-family="FMMalith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4" style:family="table-cell" style:parent-style-name="Normal_32_4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Iskoola Pota" style:font-name-asian="Iskoola Pota" style:font-name-complex="Iskoola Pota" style:font-family-generic="swiss"/>
    </style:style>
    <style:style style:name="T1" style:family="text" style:parent-style-name="Default">
      <style:text-properties fo:color="#000000" style:text-line-through-style="none" style:font-name="FMMalithi" style:font-name-asian="FMMalithi" style:font-name-complex="FMMalith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1.40229166666667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7.83166666666667cm" style:use-optimal-column-width="true"/>
    </style:style>
    <style:style style:name="co9" style:family="table-column">
      <style:table-column-properties fo:break-before="auto" style:column-width="17.3302083333333cm" style:use-optimal-column-width="true"/>
    </style:style>
    <style:style style:name="co10" style:family="table-column">
      <style:table-column-properties fo:break-before="auto" style:column-width="19.288125cm" style:use-optimal-column-width="true"/>
    </style:style>
    <style:style style:name="co11" style:family="table-column">
      <style:table-column-properties fo:break-before="auto" style:column-width="3.571875cm" style:use-optimal-column-width="true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7.858125cm" style:use-optimal-column-width="true"/>
    </style:style>
    <style:style style:name="co14" style:family="table-column">
      <style:table-column-properties fo:break-before="auto" style:column-width="4.18041666666667cm" style:use-optimal-column-width="true"/>
    </style:style>
    <style:style style:name="co15" style:family="table-column">
      <style:table-column-properties fo:break-before="auto" style:column-width="16.0602083333333cm" style:use-optimal-column-width="true"/>
    </style:style>
    <style:style style:name="co16" style:family="table-column">
      <style:table-column-properties fo:break-before="auto" style:column-width="4.048125cm" style:use-optimal-column-width="true"/>
    </style:style>
    <style:style style:name="co17" style:family="table-column">
      <style:table-column-properties fo:break-before="auto" style:column-width="6.85270833333333cm" style:use-optimal-column-width="true"/>
    </style:style>
    <style:style style:name="co18" style:family="table-column">
      <style:table-column-properties fo:break-before="auto" style:column-width="2.2225cm" style:use-optimal-column-width="true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6366" table:default-cell-style-name="ce2"/>
        <table:table-row table:style-name="ro1">
          <table:table-cell office:value-type="string" table:style-name="ce2">
            <text:p>file number</text:p>
          </table:table-cell>
          <table:table-cell office:value-type="string" table:style-name="ce6">
            <text:p>syllabus</text:p>
          </table:table-cell>
          <table:table-cell office:value-type="string" table:style-name="ce6">
            <text:p>grad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Term</text:p>
          </table:table-cell>
          <table:table-cell office:value-type="string" table:style-name="ce2">
            <text:p>Lesson</text:p>
          </table:table-cell>
          <table:table-cell office:value-type="string" table:style-name="ce2">
            <text:p>lesson name</text:p>
          </table:table-cell>
          <table:table-cell office:value-type="string" table:style-name="ce2">
            <text:p>short description</text:p>
          </table:table-cell>
          <table:table-cell office:value-type="string" table:style-name="ce2">
            <text:p>long description</text:p>
          </table:table-cell>
          <table:table-cell office:value-type="string" table:style-name="ce2">
            <text:p>duration(HH:MM:SS)</text:p>
          </table:table-cell>
          <table:table-cell office:value-type="string" table:style-name="ce2">
            <text:p>Question NO.</text:p>
          </table:table-cell>
          <table:table-cell office:value-type="string" table:style-name="ce2">
            <text:p>Question Heading</text:p>
          </table:table-cell>
          <table:table-cell office:value-type="string" table:style-name="ce2">
            <text:p>Question image file nam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Answer image file name</text:p>
          </table:table-cell>
          <table:table-cell office:value-type="string" table:style-name="ce2">
            <text:p>Answers</text:p>
          </table:table-cell>
          <table:table-cell office:value-type="string" table:style-name="ce2">
            <text:p>AnswerState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දෙමළ අකුරු හැඳින්වීම</text:p>
          </table:table-cell>
          <table:table-cell office:value-type="string" table:style-name="ce2">
            <text:p>ස්වර සහ ව්‍යංජන අක්ෂර ඇසුරෙන් අකුරු හඳුනා 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‘දෙමළ’ යන වචනයේ දෙමළ වචනය කුමක්ද?</text:p>
          </table:table-cell>
          <table:table-cell table:style-name="ce2"/>
          <table:table-cell office:value-type="string" table:style-name="ce2">
            <text:p><text:s/>தமிழ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தமி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தமி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தமிண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string" table:style-name="ce2">
            <text:p>දෙමළ හෝඩියේ ස්වර අකුරු කීයද?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string" table:style-name="ce2">
            <text:p>දෙමළ හෝඩියේ ස්වර අකුරක් නොවන්නේ මින් කුමක්ද?</text:p>
          </table:table-cell>
          <table:table-cell table:style-name="ce2"/>
          <table:table-cell office:value-type="string" table:style-name="ce2">
            <text:p><text:s/>ம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 text:c="2"/>உ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 text:c="3"/>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 text:c="4"/>அ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string" table:style-name="ce2">
            <text:p>‘අම්මාගේ’ යන වචනයේ දෙමළ වචනය කුමක්ද?</text:p>
          </table:table-cell>
          <table:table-cell table:style-name="ce2"/>
          <table:table-cell office:value-type="string" table:style-name="ce2">
            <text:p>அம்மாவி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ப்பாவ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ிலவ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ங்கைய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string" table:style-name="ce2">
            <text:p>‘சுரேஸின் வீடு’ <text:s/>යන වාක්‍යයේ තේරුම කුමක්ද?</text:p>
          </table:table-cell>
          <table:table-cell table:style-name="ce2"/>
          <table:table-cell office:value-type="string" table:style-name="ce2">
            <text:p>සුරේෂ්ගේ නංග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ුරේෂ්ගේ ගෙදර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රේන්ගේ වත්ත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ගේ නංග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ස්වර අක්ෂර හැඳින්වීම</text:p>
          </table:table-cell>
          <table:table-cell office:value-type="string" table:style-name="ce2">
            <text:p>දීර්ඝ ශබ්ද , කෙටි ශබ්ද ඇසුරෙන් ස්වර ස්වර අක්ෂර තවදුරටත් ඉගෙන 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6" table:style-name="ce2">
            <text:p>6</text:p>
          </table:table-cell>
          <table:table-cell table:number-columns-repeated="2" table:style-name="ce2"/>
          <table:table-cell office:value-type="string" table:style-name="ce2">
            <text:p>දෙමළ හෝඩියේ ස්වර අකුරු වලට දෙමළින් කියන්නේ කුමක්ද?</text:p>
          </table:table-cell>
          <table:table-cell table:style-name="ce2"/>
          <table:table-cell office:value-type="string" table:style-name="ce2">
            <text:p>உயி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யிர் எழுத்தக்க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ெய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ெய் எழுத்தக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7" table:style-name="ce2">
            <text:p>7</text:p>
          </table:table-cell>
          <table:table-cell table:number-columns-repeated="2" table:style-name="ce2"/>
          <table:table-cell office:value-type="string" table:style-name="ce2">
            <text:p>ස්වර අකුරු වර්ග කීයද?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string" table:style-name="ce2">
            <text:p>දිගු ස්වර ශඛ්ද වලට කියන දෙමළ වචනය කුමක්ද?</text:p>
          </table:table-cell>
          <table:table-cell table:style-name="ce2"/>
          <table:table-cell office:value-type="string" table:style-name="ce2">
            <text:p>நெடி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டு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ுறி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யி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" table:style-name="ce2">
            <text:p>9</text:p>
          </table:table-cell>
          <table:table-cell table:number-columns-repeated="2" table:style-name="ce2"/>
          <table:table-cell office:value-type="string" table:style-name="ce2">
            <text:p>‘குறில்’ iajr wl=rlA iys; jpkh l=ulao@</text:p>
          </table:table-cell>
          <table:table-cell table:style-name="ce2"/>
          <table:table-cell office:value-type="string" table:style-name="ce2">
            <text:p>ஆச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ஊம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ச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்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‘படம் - பாடம்’ යන වචනවල තේරුම් මොනවාද?</text:p>
          </table:table-cell>
          <table:table-cell table:style-name="ce2"/>
          <table:table-cell office:value-type="string" table:style-name="ce2">
            <text:p>කොඩිය - කෝටි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ත - භෂ්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ිංතූරය - පාඩම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න්ද - සවස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ව්‍යංජන අක්ෂර හැඳින්වීම</text:p>
          </table:table-cell>
          <table:table-cell office:value-type="string" table:style-name="ce2">
            <text:p>ගතකුරු ආශ්‍රයෙන් දෙමළ අකුරු තවදුරටත් හදුනා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ව්‍යංජන අකුරක් නොවන්නේ මින් කුමක්ද?</text:p>
          </table:table-cell>
          <table:table-cell table:style-name="ce2"/>
          <table:table-cell office:value-type="string" table:style-name="ce2">
            <text:p>ப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" table:style-name="ce2">
            <text:p>12</text:p>
          </table:table-cell>
          <table:table-cell table:number-columns-repeated="2" table:style-name="ce2"/>
          <table:table-cell office:value-type="string" table:style-name="ce2">
            <text:p>‘ண் + உ’ එකතු වීමෙන් සෑදෙන අකුර කුමක්ද?</text:p>
          </table:table-cell>
          <table:table-cell table:style-name="ce2"/>
          <table:table-cell office:value-type="string" table:style-name="ce2">
            <text:p>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string" table:style-name="ce2">
            <text:p>‘ப’ අකුරට ශඛ්ද 3ක් ඇත. ඒවා මොනවාද?</text:p>
          </table:table-cell>
          <table:table-cell table:style-name="ce2"/>
          <table:table-cell office:value-type="string" table:style-name="ce2">
            <text:p>ක, ග, හ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, ච, ජ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ත, ද, 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, බ, ෆ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දෙමළ හෝඩියේ ව්‍යංජන අකුරු කීයද?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string" table:style-name="ce2">
            <text:p>‘ළ’ අකුර දෙමළින් ලියන්නේ කෙසේද?</text:p>
          </table:table-cell>
          <table:table-cell table:style-name="ce2"/>
          <table:table-cell office:value-type="string" table:style-name="ce2">
            <text:p>ள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ழ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ல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ින්තූරය බලා කතා කරමු</text:p>
          </table:table-cell>
          <table:table-cell office:value-type="string" table:style-name="ce2">
            <text:p>දෙමළ වචන හඳුනා ගැනීම</text:p>
          </table:table-cell>
          <table:table-cell office:value-type="string" table:style-name="ce2">
            <text:p>පින්තූර ආශ්‍රයෙන් දෙමළ වචන තවදුරටත් හඳුනා 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string" table:style-name="ce2">
            <text:p>tamil-07-01-04-q-1.png</text:p>
          </table:table-cell>
          <table:table-cell office:value-type="string" table:style-name="ce2">
            <text:p>පින්තූරයට ගැළපෙන වචනය තෝරන්න.</text:p>
          </table:table-cell>
          <table:table-cell table:style-name="ce2"/>
          <table:table-cell office:value-type="string" table:style-name="ce2">
            <text:p>தொலைபேச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ொலைநக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ஆம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7" table:style-name="ce2">
            <text:p>17</text:p>
          </table:table-cell>
          <table:table-cell table:style-name="ce2"/>
          <table:table-cell office:value-type="string" table:style-name="ce2">
            <text:p>tamil-07-01-04-q-2.png</text:p>
          </table:table-cell>
          <table:table-cell office:value-type="string" table:style-name="ce2">
            <text:p>පින්තූරයට ගැළපෙන වචනය තෝරන්න.</text:p>
          </table:table-cell>
          <table:table-cell table:style-name="ce2"/>
          <table:table-cell office:value-type="string" table:style-name="ce2">
            <text:p>கணித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இல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உல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கணின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8" table:style-name="ce2">
            <text:p>18</text:p>
          </table:table-cell>
          <table:table-cell table:style-name="ce2"/>
          <table:table-cell office:value-type="string" table:style-name="ce2">
            <text:p>tamil-07-01-04-q-3.png</text:p>
          </table:table-cell>
          <table:table-cell office:value-type="string" table:style-name="ce2">
            <text:p>පින්තූරයට ගැළපෙන වචනය තෝරන්න.</text:p>
          </table:table-cell>
          <table:table-cell table:style-name="ce2"/>
          <table:table-cell office:value-type="string" table:style-name="ce2">
            <text:p>அழுமார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ளுமார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லுமார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லுமாற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9" table:style-name="ce2">
            <text:p>19</text:p>
          </table:table-cell>
          <table:table-cell table:style-name="ce2"/>
          <table:table-cell office:value-type="string" table:style-name="ce2">
            <text:p>tamil-07-01-04-q-4.png</text:p>
          </table:table-cell>
          <table:table-cell office:value-type="string" table:style-name="ce2">
            <text:p>පින්තූරයට ගැළපෙන වචනය තෝරන්න.</text:p>
          </table:table-cell>
          <table:table-cell table:style-name="ce2"/>
          <table:table-cell office:value-type="string" table:style-name="ce2">
            <text:p>கடிகார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டசால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ூச்சாட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கதிர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විදුහල්පතිතුමාගේ කාර්යාලයේ දැකිය හැකි භාණ්ඩයක් නොවන්නේ මින් කුමක්ද?</text:p>
          </table:table-cell>
          <table:table-cell table:style-name="ce2"/>
          <table:table-cell office:value-type="string" table:style-name="ce2">
            <text:p>மேச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கடிகார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வி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திர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ඒක වචන බහු වචන</text:p>
          </table:table-cell>
          <table:table-cell office:value-type="string" table:style-name="ce2">
            <text:p>ඒක වචන බහු වචන හඳුනා ගැනීම</text:p>
          </table:table-cell>
          <table:table-cell office:value-type="string" table:style-name="ce2">
            <text:p>ඒක වචන බහු වචන බවට පරිවර්තනය කරන ආකාරය හඳුනා 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2"/>
          <table:table-cell office:value-type="string" table:style-name="ce2">
            <text:p>‘ஒருமை’ යන වචනයේ තේරුම කුමක්ද?</text:p>
          </table:table-cell>
          <table:table-cell table:style-name="ce2"/>
          <table:table-cell office:value-type="string" table:style-name="ce2">
            <text:p>ඒක වචන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බහු වච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ච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්වර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2" table:style-name="ce2">
            <text:p>22</text:p>
          </table:table-cell>
          <table:table-cell table:number-columns-repeated="2" table:style-name="ce2"/>
          <table:table-cell office:value-type="string" table:style-name="ce2">
            <text:p>‘மரம்’ යන වචනයේ බහු වචන පදය කුමක්ද?</text:p>
          </table:table-cell>
          <table:table-cell table:style-name="ce2"/>
          <table:table-cell office:value-type="string" table:style-name="ce2">
            <text:p>மரம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றம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ங்க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3" table:style-name="ce2">
            <text:p>23</text:p>
          </table:table-cell>
          <table:table-cell table:number-columns-repeated="2" table:style-name="ce2"/>
          <table:table-cell office:value-type="string" table:style-name="ce2">
            <text:p>‘திட்டங்கள்’ යන වචනයේ ඒක වචන පදය කුමක්ද?</text:p>
          </table:table-cell>
          <table:table-cell table:style-name="ce2"/>
          <table:table-cell office:value-type="string" table:style-name="ce2">
            <text:p>திட்ட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ட்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ட்டங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ட்டங்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4" table:style-name="ce2">
            <text:p>24</text:p>
          </table:table-cell>
          <table:table-cell table:number-columns-repeated="2" table:style-name="ce2"/>
          <table:table-cell office:value-type="string" table:style-name="ce2">
            <text:p>‘අක්කලා’ යන වචනයේ දෙමළ වචනය කුමක්ද?</text:p>
          </table:table-cell>
          <table:table-cell table:style-name="ce2"/>
          <table:table-cell office:value-type="string" table:style-name="ce2">
            <text:p>அம்மா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க்காமார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க்காமாற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க்கா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string" table:style-name="ce2">
            <text:p>අගට ள் සහිත වචනයක් බහු වචන කිරීමේදී එකතු වන්නේ කුමන අකුරුද?</text:p>
          </table:table-cell>
          <table:table-cell table:style-name="ce2"/>
          <table:table-cell office:value-type="string" table:style-name="ce2">
            <text:p>மா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்க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்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දෙමළ අක්ෂර ලියන නිවැරදි නිවැරදි ආකාරය</text:p>
          </table:table-cell>
          <table:table-cell office:value-type="string" table:style-name="ce2">
            <text:p>නිවැරදි අක්ෂර භාවිතය පිලිබදව සරල පිළිබඳ සරලව විස්තර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2"/>
          <table:table-cell office:value-type="string" table:style-name="ce2">
            <text:p>இர…டு ysia;ekg iqÿiq wl=r fhdod ysia;eka mqrjkak'</text:p>
          </table:table-cell>
          <table:table-cell table:style-name="ce2"/>
          <table:table-cell office:value-type="string" table:style-name="ce2">
            <text:p>ங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7" table:style-name="ce2">
            <text:p>27</text:p>
          </table:table-cell>
          <table:table-cell table:number-columns-repeated="2" table:style-name="ce2"/>
          <table:table-cell office:value-type="string" table:style-name="ce2">
            <text:p>சி....களம் හිස්තැනට සුදුසු අකුර යොදා හිස්තැන් පුරවන්න.</text:p>
          </table:table-cell>
          <table:table-cell table:style-name="ce2"/>
          <table:table-cell office:value-type="string" table:style-name="ce2">
            <text:p>ண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ங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8" table:style-name="ce2">
            <text:p>28</text:p>
          </table:table-cell>
          <table:table-cell table:number-columns-repeated="2" table:style-name="ce2"/>
          <table:table-cell office:value-type="string" table:style-name="ce2">
            <text:p>இ....பம் හිස්තැනට සුදුසු අකුර යොදා හිස්තැන් පුරවන්න.</text:p>
          </table:table-cell>
          <table:table-cell table:style-name="ce2"/>
          <table:table-cell office:value-type="string" table:style-name="ce2">
            <text:p>ண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ங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29" table:style-name="ce2">
            <text:p>29</text:p>
          </table:table-cell>
          <table:table-cell table:number-columns-repeated="2" table:style-name="ce2"/>
          <table:table-cell office:value-type="string" table:style-name="ce2">
            <text:p>பஞ்சு යන වචනයේ තේරුම කුමක්ද?</text:p>
          </table:table-cell>
          <table:table-cell table:style-name="ce2"/>
          <table:table-cell office:value-type="string" table:style-name="ce2">
            <text:p>පැටිය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ැ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ංච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ුළුන්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0" table:style-name="ce2">
            <text:p>30</text:p>
          </table:table-cell>
          <table:table-cell table:style-name="ce2"/>
          <table:table-cell office:value-type="string" table:style-name="ce2">
            <text:p>tamil-07-01-06-q-5.png</text:p>
          </table:table-cell>
          <table:table-cell office:value-type="string" table:style-name="ce2">
            <text:p>මෙය කුමක්ද?</text:p>
          </table:table-cell>
          <table:table-cell table:style-name="ce2"/>
          <table:table-cell office:value-type="string" table:style-name="ce2">
            <text:p>பாம்ப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செ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ஜம்ப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ுஞ்ச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දෙමළ භාෂාවේ වචන වල කුල භේදය</text:p>
          </table:table-cell>
          <table:table-cell office:value-type="string" table:style-name="ce2">
            <text:p>නාම පද පිළිබද අධ්‍යනය තවදුරටත්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string" table:style-name="ce2">
            <text:p>அஃறிணை යන වචනයේ තේරුම කුමක්ද?</text:p>
          </table:table-cell>
          <table:table-cell table:style-name="ce2"/>
          <table:table-cell office:value-type="string" table:style-name="ce2">
            <text:p>උසස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උසස් කු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හත් කුල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ෝසත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string" table:style-name="ce2">
            <text:p>‘ස්ති‍්‍ර ලිංග යන’ වචනයේ දෙමළ වචනය කුමක්ද?</text:p>
          </table:table-cell>
          <table:table-cell table:style-name="ce2"/>
          <table:table-cell office:value-type="string" table:style-name="ce2">
            <text:p>பா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ண் பா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ெண் பா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ண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string" table:style-name="ce2">
            <text:p>ஆண் பால் වචනයක් නොවන්නේ මින් කුමක්ද?</text:p>
          </table:table-cell>
          <table:table-cell table:style-name="ce2"/>
          <table:table-cell office:value-type="string" table:style-name="ce2">
            <text:p>சிறுவ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டிக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க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string" table:style-name="ce2">
            <text:p>இயேசு යනු කවුරුන්ද?</text:p>
          </table:table-cell>
          <table:table-cell table:style-name="ce2"/>
          <table:table-cell office:value-type="string" table:style-name="ce2">
            <text:p>නඛිතුම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ශ්ණු දෙවිය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ුදු හාමුදුරුවෝ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ජේසුතුම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string" table:style-name="ce2">
            <text:p>நான் යන පදය අවසන් කරන ප‍්‍රත්‍යය කුමක්ද?</text:p>
          </table:table-cell>
          <table:table-cell table:style-name="ce2"/>
          <table:table-cell office:value-type="string" table:style-name="ce2">
            <text:p>ஏ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8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හිස්තැන් පුරවමු</text:p>
          </table:table-cell>
          <table:table-cell office:value-type="string" table:style-name="ce2">
            <text:p>ක්‍රියාපද යොදා හිස්තැන් පිරවීම</text:p>
          </table:table-cell>
          <table:table-cell office:value-type="string" table:style-name="ce2">
            <text:p>ක්‍රියාපද යොදා වාක්‍යවල හිස්තැන් පිරවීම තවදුරටත්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හිස්තැනට සුදුසු වචනය යොදා හිස්තැන් පුරවන්න.</text:p>
          </table:table-cell>
          <table:table-cell table:style-name="ce2"/>
          <table:table-cell office:value-type="string" table:style-name="ce2">
            <text:p>நாங்கள் நாளை நடனம் ….......................</text:p>
          </table:table-cell>
          <table:table-cell table:style-name="ce2"/>
          <table:table-cell office:value-type="string" table:style-name="ce2">
            <text:p>ஆடுவோ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ேசுவ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ுடிப்ப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டிப்ப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string" table:style-name="ce2">
            <text:p>எழுதுகின்றேன் යන ක‍්‍රියා පදයෙහි අනාගත කාල පදය කුමක්ද?</text:p>
          </table:table-cell>
          <table:table-cell table:style-name="ce2"/>
          <table:table-cell office:value-type="string" table:style-name="ce2">
            <text:p>எழுதுவ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எழுதின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எழுதுவ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எழுதுகின்ற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string" table:style-name="ce2">
            <text:p>நடப்போம் යන ක‍්‍රියා පදයෙහි වර්තමාන කාල පදය කුමක්ද?</text:p>
          </table:table-cell>
          <table:table-cell table:style-name="ce2"/>
          <table:table-cell office:value-type="string" table:style-name="ce2">
            <text:p>நடிப்ப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டக்கின்றோ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டக்கின்ற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டத்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string" table:style-name="ce2">
            <text:p>உமது வீட்டில் பூனை …………………....? හිස්තැනට සුදුසු වචනය යොදා හිස්තැන් පුරවන්න.</text:p>
          </table:table-cell>
          <table:table-cell table:style-name="ce2"/>
          <table:table-cell office:value-type="string" table:style-name="ce2">
            <text:p>இருக்கின்றதா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இருக்கின்ற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இருக்கின்றனவ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இருங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string" table:style-name="ce2">
            <text:p>ஒருமை පදය තෝරන්න.</text:p>
          </table:table-cell>
          <table:table-cell table:style-name="ce2"/>
          <table:table-cell office:value-type="string" table:style-name="ce2">
            <text:p>பார்ப்ப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ெய்கின்ற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ந்த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ருவ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09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බහුවචන වාක්‍ය තැනීම</text:p>
          </table:table-cell>
          <table:table-cell office:value-type="string" table:style-name="ce2">
            <text:p>සරල බහුවචන වාක්‍ය සෑදීම</text:p>
          </table:table-cell>
          <table:table-cell office:value-type="string" table:style-name="ce2">
            <text:p>සරල බහුවචන වාක්‍ය සෑදීම තවදුරටත්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string" table:style-name="ce2">
            <text:p>அவை යන පදය අවසන් කරන ප‍්‍රත්‍යය කුමක්ද?</text:p>
          </table:table-cell>
          <table:table-cell table:style-name="ce2"/>
          <table:table-cell office:value-type="string" table:style-name="ce2">
            <text:p>அ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ஏ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ன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string" table:style-name="ce2">
            <text:p>මම සිනාසෙනවා යන වාක්‍යයේ දෙමළ වාක්‍යය තෝරන්න.</text:p>
          </table:table-cell>
          <table:table-cell table:style-name="ce2"/>
          <table:table-cell office:value-type="string" table:style-name="ce2">
            <text:p>நான் திற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ாடுகி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அடி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சிரிக்கின்ற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string" table:style-name="ce2">
            <text:p>குடி යන වචනයේ තේරුම කුමක්ද?</text:p>
          </table:table-cell>
          <table:table-cell table:style-name="ce2"/>
          <table:table-cell office:value-type="string" table:style-name="ce2">
            <text:p>ක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ොනව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හ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එ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string" table:style-name="ce2">
            <text:p>நாம் நடக்கிறோம். යන වාක්‍යයේ තේරුම කුමක්ද?</text:p>
          </table:table-cell>
          <table:table-cell table:style-name="ce2"/>
          <table:table-cell office:value-type="string" table:style-name="ce2">
            <text:p>මම ඇවිදි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පි ක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පි සිනාසෙ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පි ඇවිදිනවා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string" table:style-name="ce2">
            <text:p>ஓடு + கின்ற் + ஓம் යන්නෙන් සෑදෙන පදය කුමක්ද?</text:p>
          </table:table-cell>
          <table:table-cell table:style-name="ce2"/>
          <table:table-cell office:value-type="string" table:style-name="ce2">
            <text:p>ஓடுகிற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ுகின்ற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ுகின்றோ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ுவ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අමානවාචී සරල වර්තමාන කාල වාක්‍ය තනමු</text:p>
          </table:table-cell>
          <table:table-cell office:value-type="string" table:style-name="ce2">
            <text:p>ක්‍රියාපද සදහා සරල වාක්‍ය තැනීම</text:p>
          </table:table-cell>
          <table:table-cell office:value-type="string" table:style-name="ce2">
            <text:p>ක්‍රියාපද සදහා සරල වාක්‍ය තැනීම වර්තමාන කාලය සදහා කෙටි ශබ්ද ක්‍රියාපද නම් යොදා වාක්‍ය ත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string" table:style-name="ce2">
            <text:p>ஆடு යන වචනයේ තේරුම කුමක්ද?</text:p>
          </table:table-cell>
          <table:table-cell table:style-name="ce2"/>
          <table:table-cell office:value-type="string" table:style-name="ce2">
            <text:p>අඬ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ටනව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නි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ය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string" table:style-name="ce2">
            <text:p>ඌ බොයි. යන වාක්‍යයේ දෙමළ වාක්‍යය තෝරන්න.</text:p>
          </table:table-cell>
          <table:table-cell table:style-name="ce2"/>
          <table:table-cell office:value-type="string" table:style-name="ce2">
            <text:p>அது படடிக்கிறது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 குடிக்கின்ற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 குடிக்கிறது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குடிக்கின்றது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string" table:style-name="ce5">
            <text:p>பாடு + கின்ற் + அது යන්නෙන් සෑදෙන පදය කුමක්ද?</text:p>
          </table:table-cell>
          <table:table-cell table:style-name="ce2"/>
          <table:table-cell office:value-type="string" table:style-name="ce2">
            <text:p>பாடுகிற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ுவ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ுகின்றத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ுவா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string" table:style-name="ce2">
            <text:p>அது ஓடுகிறது. යන වාක්‍යයේ තේරුම කුමක්ද?</text:p>
          </table:table-cell>
          <table:table-cell table:style-name="ce2"/>
          <table:table-cell office:value-type="string" table:style-name="ce2">
            <text:p>ඌ දුවනවා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ඌ පනි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ඌ එ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උන් දුවනව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string" table:style-name="ce2">
            <text:p>அது கடிக்கி....து. මෙහි හිස්තැන පුරවන්න.</text:p>
          </table:table-cell>
          <table:table-cell table:style-name="ce2"/>
          <table:table-cell office:value-type="string" table:style-name="ce2">
            <text:p>ந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ர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ற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ාමපදයක් වෙනස් කරගැනීම සම්බන්ධ විභක්තිය</text:p>
          </table:table-cell>
          <table:table-cell office:value-type="string" table:style-name="ce2">
            <text:p>දෙමළ භාෂාවේ රචනා ලිවීමට විවිධ අදහස් ප්‍රකාශ කිරීමට නාම පදයක් හසුරුවා ගන්නා ආකාරය අධ්‍යනය කිරීම</text:p>
          </table:table-cell>
          <table:table-cell office:value-type="string" table:style-name="ce2">
            <text:p>දෙමළ භාෂාවේ රචනා ලිවීමට විවිධ අදහස් ප්‍රකාශ කිරීමට නාම පදයක් හසුරුවා ගන්නා ආකාරය අධ්‍යනය කිරීම තවදුරටත්<text:s text:c="3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string" table:style-name="ce2">
            <text:p><text:s/>பெயர்ச்சொற்கள் යන වචනයේ තේරුම කුමක්ද?</text:p>
          </table:table-cell>
          <table:table-cell table:style-name="ce2"/>
          <table:table-cell office:value-type="string" table:style-name="ce2">
            <text:p>ක‍්‍රියා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ාමපද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ර්වනා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හුවච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string" table:style-name="ce2">
            <text:p>தம்பி + இன் යන්නෙන් සෑදෙන වචනය කුමක්ද?</text:p>
          </table:table-cell>
          <table:table-cell table:style-name="ce2"/>
          <table:table-cell office:value-type="string" table:style-name="ce2">
            <text:p>தம்பியி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ம்பிவ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ம்பி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ம்பிஇ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string" table:style-name="ce2">
            <text:p>ය ආගමනය වන්නේ පහත සඳහන් කුමන අකුරු වලින්ද?</text:p>
          </table:table-cell>
          <table:table-cell table:style-name="ce2"/>
          <table:table-cell office:value-type="string" table:style-name="ce2">
            <text:p>அ, ஆ, உ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, ஈ, எ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ஒ, ஓ, ஒள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, ம, 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string" table:style-name="ce2">
            <text:p>ගසේ යන වචනයේ දෙමළ වචනය කුමක්ද?</text:p>
          </table:table-cell>
          <table:table-cell table:style-name="ce2"/>
          <table:table-cell office:value-type="string" table:style-name="ce2">
            <text:p>மர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த்தி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வ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string" table:style-name="ce2">
            <text:p>அம்மாவது කියන වචනයේ තේරුම කුමක්ද?</text:p>
          </table:table-cell>
          <table:table-cell table:style-name="ce2"/>
          <table:table-cell office:value-type="string" table:style-name="ce2">
            <text:p>අම්මාගේ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අම්මා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ම්ම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ක්කාගේ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2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ින්තූරය බලා කතා කරමු</text:p>
          </table:table-cell>
          <table:table-cell office:value-type="string" table:style-name="ce2">
            <text:p>මූලික වර්ණ</text:p>
          </table:table-cell>
          <table:table-cell office:value-type="string" table:style-name="ce2">
            <text:p>වර්ණ භාවිතයෙන් එදිනෙදා සමාජයේදී දෙමළ භාෂාව භාවිත අවස්ථාවේ වාක්‍ය සාදන ක්‍රමය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string" table:style-name="ce2">
            <text:p>வர்….ங்கள் යන වචනයේ හිස්තැන් සුදුසු අකුර කුමක්ද?</text:p>
          </table:table-cell>
          <table:table-cell table:style-name="ce2"/>
          <table:table-cell office:value-type="string" table:style-name="ce2">
            <text:p>ந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ங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string" table:style-name="ce2">
            <text:p>முதல் வர்ணங்கள் කීයක් තිඛේද?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tamil-07-01-12-q-3.png</text:p>
          </table:table-cell>
          <table:table-cell office:value-type="string" table:style-name="ce2">
            <text:p>මෙහි පාට කුමක්ද?</text:p>
          </table:table-cell>
          <table:table-cell table:style-name="ce2"/>
          <table:table-cell office:value-type="string" table:style-name="ce2">
            <text:p>சிவப்ப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ஞ்ச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ீல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ச்ச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string" table:style-name="ce2">
            <text:p>පාටක් නොවන්නේ මින් කුමක්ද?</text:p>
          </table:table-cell>
          <table:table-cell table:style-name="ce2"/>
          <table:table-cell office:value-type="string" table:style-name="ce2">
            <text:p>ஊத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கபில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ாம்ப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ீ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string" table:style-name="ce2">
            <text:p>இளம் பச்சை යන්නෙහි තේරුම කුමක්ද?</text:p>
          </table:table-cell>
          <table:table-cell table:style-name="ce2"/>
          <table:table-cell office:value-type="string" table:style-name="ce2">
            <text:p>තද කොළ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ළා කොළ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තද නිල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ළා සුදු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3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අපේ රට</text:p>
          </table:table-cell>
          <table:table-cell office:value-type="string" table:style-name="ce2">
            <text:p>අපේ රටේ ජාතික සංකේත</text:p>
          </table:table-cell>
          <table:table-cell office:value-type="string" table:style-name="ce2">
            <text:p>අපේ රටේ ජාතික කොඩිය රාජ්‍ය ලාංචනය ජාතික පුෂ්පය උසම දිය ඇල්ල යන්න හැදින්ව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string" table:style-name="ce2">
            <text:p>අගමැතිට කියන දෙමළ වචනය කුමක්ද?</text:p>
          </table:table-cell>
          <table:table-cell table:style-name="ce2"/>
          <table:table-cell office:value-type="string" table:style-name="ce2">
            <text:p>பிரதமர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ஜனாதிபத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ிப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ெரிய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string" table:style-name="ce2">
            <text:p>தலை நகரம் කියන වචනයේ තේරුම කුමක්ද?</text:p>
          </table:table-cell>
          <table:table-cell table:style-name="ce2"/>
          <table:table-cell office:value-type="string" table:style-name="ce2">
            <text:p>නගර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ගනගර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ංගා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3" table:style-name="ce2">
            <text:p>63</text:p>
          </table:table-cell>
          <table:table-cell table:style-name="ce2"/>
          <table:table-cell office:value-type="string" table:style-name="ce2">
            <text:p>tamil-07-01-13-q-3.png</text:p>
          </table:table-cell>
          <table:table-cell office:value-type="string" table:style-name="ce2">
            <text:p>මෙය කුමක්ද?</text:p>
          </table:table-cell>
          <table:table-cell table:style-name="ce2"/>
          <table:table-cell office:value-type="string" table:style-name="ce2">
            <text:p>தேசியக்கொடி<text:s text:c="13"/>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ேசியசின்ன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ேசியமல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ேசியபறவை<text:s text:c="3"/>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4" table:style-name="ce2">
            <text:p>64</text:p>
          </table:table-cell>
          <table:table-cell table:number-columns-repeated="2" table:style-name="ce2"/>
          <table:table-cell office:value-type="string" table:style-name="ce2">
            <text:p>උපේ රටේ ජාතික කී‍්‍රඩාව කුමක්ද?<text:s text:c="2"/></text:p>
          </table:table-cell>
          <table:table-cell table:style-name="ce2"/>
          <table:table-cell office:value-type="string" table:style-name="ce2">
            <text:p>நாகமர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ாட்டுக்கோழ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ரப்பந்தாட்ட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அணி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5" table:style-name="ce2">
            <text:p>65</text:p>
          </table:table-cell>
          <table:table-cell table:number-columns-repeated="2" table:style-name="ce2"/>
          <table:table-cell office:value-type="string" table:style-name="ce2">
            <text:p>நீரவீழ்ச்சி කියන වචනයේ තේරුම කුමක්ද?</text:p>
          </table:table-cell>
          <table:table-cell table:style-name="ce2"/>
          <table:table-cell office:value-type="string" table:style-name="ce2">
            <text:p>කන්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ිය ඇල්ල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ංගා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ැළෑ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4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මගේ පවුල</text:p>
          </table:table-cell>
          <table:table-cell office:value-type="string" table:style-name="ce2">
            <text:p>මම ගැන රචනාවක් ලිවීම</text:p>
          </table:table-cell>
          <table:table-cell office:value-type="string" table:style-name="ce2">
            <text:p>මගේ පවුල සහ අප අවට පරිසරයේ එදිනෙදා මුණගැසෙන දේවල් පිළිබද විස්තරාත්මක පැහැදිලි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<text:s/>හිස්තැනට සුදුසු අකුර කුමක්ද?</text:p>
          </table:table-cell>
          <table:table-cell table:style-name="ce2"/>
          <table:table-cell office:value-type="string" table:style-name="ce2">
            <text:p><text:s/>கு……ம்பம்</text:p>
          </table:table-cell>
          <table:table-cell table:style-name="ce2"/>
          <table:table-cell office:value-type="string" table:style-name="ce2">
            <text:p>டூ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7" table:style-name="ce2">
            <text:p>67</text:p>
          </table:table-cell>
          <table:table-cell office:value-type="string" table:style-name="ce2">
            <text:p>මෙහි තේරුම කුමක්ද?</text:p>
          </table:table-cell>
          <table:table-cell table:style-name="ce2"/>
          <table:table-cell office:value-type="string" table:style-name="ce2">
            <text:p>எனது அப்பாவின் பெயர் கமலன்.</text:p>
          </table:table-cell>
          <table:table-cell table:style-name="ce2"/>
          <table:table-cell office:value-type="string" table:style-name="ce2">
            <text:p>මගේ නම කමලන්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ගේ අම්මාගේ නම කමල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ගේ තාත්තාගේ නම කමලන්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ගේ මල්ලිගේ නම කමල්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8" table:style-name="ce2">
            <text:p>68</text:p>
          </table:table-cell>
          <table:table-cell table:number-columns-repeated="2" table:style-name="ce2"/>
          <table:table-cell office:value-type="string" table:style-name="ce2">
            <text:p>ගුරුතුමියට කියන දෙමළ වචනය කුමක්ද?</text:p>
          </table:table-cell>
          <table:table-cell table:style-name="ce2"/>
          <table:table-cell office:value-type="string" table:style-name="ce2">
            <text:p>அதிப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சிரிய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ாக்ட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69" table:style-name="ce2">
            <text:p>69</text:p>
          </table:table-cell>
          <table:table-cell table:number-columns-repeated="2" table:style-name="ce2"/>
          <table:table-cell office:value-type="string" table:style-name="ce2">
            <text:p>පවුලේ සාමාජිකයෙක් නොවන්නේ මින් කවුරුන්ද?</text:p>
          </table:table-cell>
          <table:table-cell table:style-name="ce2"/>
          <table:table-cell office:value-type="string" table:style-name="ce2">
            <text:p>தம்ப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ங்க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சிரிய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70" table:style-name="ce2">
            <text:p>70</text:p>
          </table:table-cell>
          <table:table-cell table:number-columns-repeated="2" table:style-name="ce2"/>
          <table:table-cell office:value-type="string" table:style-name="ce2">
            <text:p>பெரியோரைக் கனம் பண்ணுவோம். මෙහි තේරුම කුමක්ද?</text:p>
          </table:table-cell>
          <table:table-cell table:style-name="ce2"/>
          <table:table-cell office:value-type="string" table:style-name="ce2">
            <text:p>මෙහි කුණු නොදමන්න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ැඩිහිටියන්ට ගරු කරමු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හොඳින් කෑම කන්න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ෙමව්පියන්ව රැකබලා ගමු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5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එකතු වී ජීවත් වෙමු<text:s text:c="2"/></text:p>
          </table:table-cell>
          <table:table-cell office:value-type="string" table:style-name="ce2">
            <text:p>ජාතීන් වර්ග</text:p>
          </table:table-cell>
          <table:table-cell office:value-type="string" table:style-name="ce2">
            <text:p>ජාතීන් වර්ග ආගමික සිද්ධස්ථාන සහ ඒවා සම්බන්ධයෙන් අභ්‍යාස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71" table:style-name="ce2">
            <text:p>71</text:p>
          </table:table-cell>
          <table:table-cell table:number-columns-repeated="2" table:style-name="ce2"/>
          <table:table-cell office:value-type="string" table:style-name="ce2">
            <text:p>අපේ රට කුමක්ද?</text:p>
          </table:table-cell>
          <table:table-cell table:style-name="ce2"/>
          <table:table-cell office:value-type="string" table:style-name="ce2">
            <text:p>இலங்க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ண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ஜப்பா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ெரிக்க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7"/>
          <table:table-cell table:number-columns-repeated="8" table:style-name="ce2"/>
          <table:table-cell office:value-type="float" office:value="72" table:style-name="ce2">
            <text:p>72</text:p>
          </table:table-cell>
          <table:table-cell table:number-columns-repeated="2" table:style-name="ce2"/>
          <table:table-cell office:value-type="string" table:style-name="ce2">
            <text:p>අපේ රටේ ජීවත්වන ජාතියක් නොවන්නේ මින් කවුරුන්ද?</text:p>
          </table:table-cell>
          <table:table-cell table:style-name="ce2"/>
          <table:table-cell office:value-type="string" table:style-name="ce2">
            <text:p>சிங்களவ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7"/>
          <table:table-cell table:number-columns-repeated="13" table:style-name="ce2"/>
          <table:table-cell office:value-type="string" table:style-name="ce2">
            <text:p>முஸ்லீம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7"/>
          <table:table-cell table:number-columns-repeated="13" table:style-name="ce2"/>
          <table:table-cell office:value-type="string" table:style-name="ce2">
            <text:p>யூதர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7"/>
          <table:table-cell table:number-columns-repeated="13" table:style-name="ce2"/>
          <table:table-cell office:value-type="string" table:style-name="ce2">
            <text:p>தமிழ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73" table:style-name="ce2">
            <text:p>73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வே……டும்</text:p>
          </table:table-cell>
          <table:table-cell table:style-name="ce2"/>
          <table:table-cell office:value-type="string" table:style-name="ce2">
            <text:p>ண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ங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74" table:style-name="ce2">
            <text:p>74</text:p>
          </table:table-cell>
          <table:table-cell table:number-columns-repeated="2" table:style-name="ce2"/>
          <table:table-cell office:value-type="string" table:style-name="ce2">
            <text:p>உ……மை</text:p>
          </table:table-cell>
          <table:table-cell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75" table:style-name="ce2">
            <text:p>75</text:p>
          </table:table-cell>
          <table:table-cell table:number-columns-repeated="2" table:style-name="ce2"/>
          <table:table-cell office:value-type="string" table:style-name="ce2">
            <text:p>ජාතීන් කියන වචනයේ දෙමළ වචනය කුමක්ද?</text:p>
          </table:table-cell>
          <table:table-cell table:style-name="ce2"/>
          <table:table-cell office:value-type="string" table:style-name="ce2">
            <text:p>தர்ம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ன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லாய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யி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6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ඇත්ත කියන්න ඕනි</text:p>
          </table:table-cell>
          <table:table-cell office:value-type="string" table:style-name="ce2">
            <text:p>ආහාර ද්‍රව්‍ය සමඟ ඕනි එපා වැනි වචන භාවිතයෙන් සංවාදයේ යෙදෙන අයුරු<text:s text:c="2"/></text:p>
          </table:table-cell>
          <table:table-cell office:value-type="string" table:style-name="ce2">
            <text:p>ආහාර ද්‍රව්‍ය සමඟ ඕනි එපා වැනි වචන භාවිතයෙන් වාක්‍ය තැනීම සහ සංවාදයේ යෙදෙන අයුරු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76" table:style-name="ce2">
            <text:p>76</text:p>
          </table:table-cell>
          <table:table-cell table:number-columns-repeated="2" table:style-name="ce2"/>
          <table:table-cell office:value-type="string" table:style-name="ce2">
            <text:p>வேண்டாம் යන්නෙහි <text:s/>තේරුම කුමක්ද?</text:p>
          </table:table-cell>
          <table:table-cell table:style-name="ce2"/>
          <table:table-cell office:value-type="string" table:style-name="ce2">
            <text:p>ඕන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එප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ෙන්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කමු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77" table:style-name="ce2">
            <text:p>77</text:p>
          </table:table-cell>
          <table:table-cell table:number-columns-repeated="2" table:style-name="ce2"/>
          <table:table-cell office:value-type="string" table:style-name="ce2">
            <text:p>බත් වලට කියන දෙමළ වචනය කුමක්ද?</text:p>
          </table:table-cell>
          <table:table-cell table:style-name="ce2"/>
          <table:table-cell office:value-type="string" table:style-name="ce2">
            <text:p>சோற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ீன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ோச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ிட்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78" table:style-name="ce2">
            <text:p>78</text:p>
          </table:table-cell>
          <table:table-cell table:number-columns-repeated="2" table:style-name="ce2"/>
          <table:table-cell office:value-type="string" table:style-name="ce2">
            <text:p>எனக்கு பழம் வேண்டும். යන්නෙහි <text:s/>තේරුම කුමක්ද?</text:p>
          </table:table-cell>
          <table:table-cell table:style-name="ce2"/>
          <table:table-cell office:value-type="string" table:style-name="ce2">
            <text:p>මට පලතුරු දෙන්න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ට එළවලූ <text:s/>ඕන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ට පලතුරු <text:s/>ඕන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ට පලතුරු එප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79" table:style-name="ce2">
            <text:p>79</text:p>
          </table:table-cell>
          <table:table-cell table:number-columns-repeated="2" table:style-name="ce2"/>
          <table:table-cell office:value-type="string" table:style-name="ce2">
            <text:p>වඬේ දෙන්න. යන්න දෙමළින් ලියන්නේ කෙසේද?</text:p>
          </table:table-cell>
          <table:table-cell table:style-name="ce2"/>
          <table:table-cell office:value-type="string" table:style-name="ce2">
            <text:p>வடை தாருங்கள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ெண்டிக்காய் வேண்டு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ன் வேண்டா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டை வேண்டு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80" table:style-name="ce2">
            <text:p>80</text:p>
          </table:table-cell>
          <table:table-cell table:number-columns-repeated="2" table:style-name="ce2"/>
          <table:table-cell office:value-type="string" table:style-name="ce2">
            <text:p>ආප්ප <text:s/>ඕනිද? යන්න දෙමළින් ලියන්නේ කෙසේද?</text:p>
          </table:table-cell>
          <table:table-cell table:style-name="ce2"/>
          <table:table-cell office:value-type="string" table:style-name="ce2">
            <text:p>அப்பா வேண்டு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ப்பம் வேண்டா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ப்பம் வேண்டுமா?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ப்பம் வேண்டா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7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ඇත්ත කියන්න ඕනි</text:p>
          </table:table-cell>
          <table:table-cell office:value-type="string" table:style-name="ce2">
            <text:p>ක්‍රියා පද <text:s/>යෙදෙන ආකාරය</text:p>
          </table:table-cell>
          <table:table-cell office:value-type="string" table:style-name="ce2">
            <text:p>"ඕනි", "එපා" යන වචන ක්‍රියා පද භාවිතයෙන් යෙදෙන ආකාරය පැහැදිලි කර ගැන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81" table:style-name="ce2">
            <text:p>81</text:p>
          </table:table-cell>
          <table:table-cell table:number-columns-repeated="2" table:style-name="ce2"/>
          <table:table-cell office:value-type="string" table:style-name="ce2">
            <text:p>அடி යන වචනයේ තේරුම කුමක්ද?</text:p>
          </table:table-cell>
          <table:table-cell table:style-name="ce2"/>
          <table:table-cell office:value-type="string" table:style-name="ce2">
            <text:p>ක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ො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හනව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එනව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2" table:style-name="ce2">
            <text:p>82</text:p>
          </table:table-cell>
          <table:table-cell table:number-columns-repeated="2" table:style-name="ce2"/>
          <table:table-cell office:value-type="string" table:style-name="ce2">
            <text:p>ආරාධනා කරන්න යන්න දෙමළින් ලියන්නේ කෙසේද?</text:p>
          </table:table-cell>
          <table:table-cell table:style-name="ce2"/>
          <table:table-cell office:value-type="string" table:style-name="ce2">
            <text:p>பா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ழ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3" table:style-name="ce2">
            <text:p>83</text:p>
          </table:table-cell>
          <table:table-cell table:number-columns-repeated="2" table:style-name="ce2"/>
          <table:table-cell office:value-type="string" table:style-name="ce2">
            <text:p>எழுத வேன்டாம். යන්නෙහි තේරුම කුමක්ද?<text:s text:c="2"/></text:p>
          </table:table-cell>
          <table:table-cell table:style-name="ce2"/>
          <table:table-cell office:value-type="string" table:style-name="ce2">
            <text:p>නටන්න එප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යන්න එප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ලියන්න එපා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ොන්න එප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4" table:style-name="ce2">
            <text:p>84</text:p>
          </table:table-cell>
          <table:table-cell table:number-columns-repeated="2" table:style-name="ce2"/>
          <table:table-cell office:value-type="string" table:style-name="ce2">
            <text:p>අතුගාන්න <text:s/>ඕනිද? යන්න දෙමළින් ලියන්නේ කෙසේද?</text:p>
          </table:table-cell>
          <table:table-cell table:style-name="ce2"/>
          <table:table-cell office:value-type="string" table:style-name="ce2">
            <text:p>கூட்ட வேண்டுமா?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றக்க வேண்டு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ோக வேண்டு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ூச வேண்டு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5" table:style-name="ce2">
            <text:p>85</text:p>
          </table:table-cell>
          <table:table-cell table:number-columns-repeated="2" table:style-name="ce2"/>
          <table:table-cell office:value-type="string" table:style-name="ce2">
            <text:p>எனக்கு அடிக்க வேன்டாம். போக வேன்டும். යන්නෙහි තේරුම කුමක්ද?<text:s text:c="2"/></text:p>
          </table:table-cell>
          <table:table-cell table:style-name="ce2"/>
          <table:table-cell office:value-type="string" table:style-name="ce2">
            <text:p>මට ගහන්න එපා. එය <text:s/>ඕන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ට ආරාධනා කරන්න එපා. යන්න <text:s/>ඕන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ට ගහන්න එපා. යන්න <text:s/>ඕන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ට යන්න <text:s/>ඕනි. යන්න දෙන්න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8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වචන උච්චාරණය කිරීම</text:p>
          </table:table-cell>
          <table:table-cell office:value-type="string" table:style-name="ce2">
            <text:p>නිපාත යොදා ප්‍රශ්න සාදා උච්චාරණය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வி….க்கள்</text:p>
          </table:table-cell>
          <table:table-cell table:style-name="ce2"/>
          <table:table-cell office:value-type="string" table:style-name="ce2">
            <text:p>ண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ா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ல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7" table:style-name="ce2">
            <text:p>87</text:p>
          </table:table-cell>
          <table:table-cell table:number-columns-repeated="2" table:style-name="ce2"/>
          <table:table-cell office:value-type="string" table:style-name="ce2">
            <text:p>இரத்தினக்கற்கள் යන වචනයේ තේරුම කුමක්ද?</text:p>
          </table:table-cell>
          <table:table-cell table:style-name="ce2"/>
          <table:table-cell office:value-type="string" table:style-name="ce2">
            <text:p>මැණික් ගල්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ැණික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ල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ැලි කැ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8" table:style-name="ce2">
            <text:p>88</text:p>
          </table:table-cell>
          <table:table-cell table:number-columns-repeated="2" table:style-name="ce2"/>
          <table:table-cell office:value-type="string" table:style-name="ce2">
            <text:p>மரம் යන වචනයට ඵ නිපාතය යෙ¥ විට සෑදෙන වචනය කුමක්ද?</text:p>
          </table:table-cell>
          <table:table-cell table:style-name="ce2"/>
          <table:table-cell office:value-type="string" table:style-name="ce2">
            <text:p>மரமா?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ஆ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வ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றமா?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89" table:style-name="ce2">
            <text:p>89</text:p>
          </table:table-cell>
          <table:table-cell table:number-columns-repeated="2" table:style-name="ce2"/>
          <table:table-cell office:value-type="string" table:style-name="ce2">
            <text:p>ප‍්‍රශ්ණ ඇසීමේදී யா නිපාතය එකතු වන්නේ මින් කුමන අකුර සමඟද?</text:p>
          </table:table-cell>
          <table:table-cell table:style-name="ce2"/>
          <table:table-cell office:value-type="string" table:style-name="ce2">
            <text:p>ஆ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ஜ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0" table:style-name="ce2">
            <text:p>90</text:p>
          </table:table-cell>
          <table:table-cell table:number-columns-repeated="2" table:style-name="ce2"/>
          <table:table-cell office:value-type="string" table:style-name="ce2">
            <text:p>කීයද යන්නෙහි දෙමළ වචනය කුමක්ද?</text:p>
          </table:table-cell>
          <table:table-cell table:style-name="ce2"/>
          <table:table-cell office:value-type="string" table:style-name="ce2">
            <text:p>எத்தன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ப்போ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வ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ங்கே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19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ාම පදයක් වෙනස් කර ගැනීම (කර්ම විභක්තිය)</text:p>
          </table:table-cell>
          <table:table-cell office:value-type="string" table:style-name="ce2">
            <text:p>නිපාත පද යොදා වාක්‍ය තැනීම</text:p>
          </table:table-cell>
          <table:table-cell office:value-type="string" table:style-name="ce2">
            <text:p>නිපාත පද යොදා වාක්‍ය තැනීම තවදුරටත්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91" table:style-name="ce2">
            <text:p>91</text:p>
          </table:table-cell>
          <table:table-cell table:number-columns-repeated="2" table:style-name="ce2"/>
          <table:table-cell office:value-type="string" table:style-name="ce2">
            <text:p>අම්මව යන පදයෙහි දෙමළ වචනය කුමක්ද?</text:p>
          </table:table-cell>
          <table:table-cell table:style-name="ce2"/>
          <table:table-cell office:value-type="string" table:style-name="ce2">
            <text:p>அம்மாவ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வ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வ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2" table:style-name="ce2">
            <text:p>92</text:p>
          </table:table-cell>
          <table:table-cell table:number-columns-repeated="2" table:style-name="ce2"/>
          <table:table-cell office:value-type="string" table:style-name="ce2">
            <text:p>கமலாவின் மகன் சுரேஸ். යන පදයෙහි තේරුම කුමක්ද?</text:p>
          </table:table-cell>
          <table:table-cell table:style-name="ce2"/>
          <table:table-cell office:value-type="string" table:style-name="ce2">
            <text:p>කමලාගේ දුව සුනීතා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මල්ගේ පුතා සුරේෂ්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මනිගේ දුව සුරේෂ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මලාගේ පුතා සුරේෂ්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3" table:style-name="ce2">
            <text:p>93</text:p>
          </table:table-cell>
          <table:table-cell table:number-columns-repeated="2" table:style-name="ce2"/>
          <table:table-cell office:value-type="string" table:style-name="ce2">
            <text:p>වත්තට කියන දෙමළ වචනය කුමක්ද?</text:p>
          </table:table-cell>
          <table:table-cell table:style-name="ce2"/>
          <table:table-cell office:value-type="string" table:style-name="ce2">
            <text:p>வத்த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ீ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ோட்ட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சால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4" table:style-name="ce2">
            <text:p>94</text:p>
          </table:table-cell>
          <table:table-cell table:number-columns-repeated="2" table:style-name="ce2"/>
          <table:table-cell office:value-type="string" table:style-name="ce2">
            <text:p>நபி <text:s/>යනු කවුරුන්ද?</text:p>
          </table:table-cell>
          <table:table-cell table:style-name="ce2"/>
          <table:table-cell office:value-type="string" table:style-name="ce2">
            <text:p>නඛිතුම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ශ්ණු දෙවිය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ුදු හාමුදුරුවෝ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ජේසුතුම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95" table:style-name="ce2">
            <text:p>95</text:p>
          </table:table-cell>
          <table:table-cell table:number-columns-repeated="2" table:style-name="ce2"/>
          <table:table-cell office:value-type="string" table:style-name="ce2">
            <text:p>நாடு යන පදයට ඤ ප‍්‍රත්‍යය එකතු වූ විට සෑදෙන වචනය කුමක්ද</text:p>
          </table:table-cell>
          <table:table-cell table:style-name="ce2"/>
          <table:table-cell office:value-type="string" table:style-name="ce2">
            <text:p>நாட்ட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டுஜ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ட்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ட்ஜ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අහසේ තරු</text:p>
          </table:table-cell>
          <table:table-cell office:value-type="string" table:style-name="ce2">
            <text:p>අහසේ තරු කවිය රසවින්දනය කිරීම</text:p>
          </table:table-cell>
          <table:table-cell office:value-type="string" table:style-name="ce2">
            <text:p>කවි පන්ති ඇසුරෙන් ප්‍රශ්න සහ පිළිතුරු සාකච්චා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96" table:style-name="ce2">
            <text:p>96</text:p>
          </table:table-cell>
          <table:table-cell table:style-name="ce2"/>
          <table:table-cell office:value-type="string" table:style-name="ce2">
            <text:p>tamil-07-01-20-q-1.png</text:p>
          </table:table-cell>
          <table:table-cell office:value-type="string" table:style-name="ce2">
            <text:p>මෙම සතාට කියන දෙමළ වචනය කුමක්ද?</text:p>
          </table:table-cell>
          <table:table-cell table:style-name="ce2"/>
          <table:table-cell office:value-type="string" table:style-name="ce2">
            <text:p>நாய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ம்ப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ூன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யான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97" table:style-name="ce2">
            <text:p>97</text:p>
          </table:table-cell>
          <table:table-cell table:number-columns-repeated="2" table:style-name="ce2"/>
          <table:table-cell office:value-type="string" table:style-name="ce2">
            <text:p>வானத்து வெள்ளி යන්නෙහි තේරුම කුමක්ද?</text:p>
          </table:table-cell>
          <table:table-cell table:style-name="ce2"/>
          <table:table-cell office:value-type="string" table:style-name="ce2">
            <text:p>මුහුදේ වැල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අහසේ තරු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පොළොවේ වැල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අහසේ හඳ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98" table:style-name="ce2">
            <text:p>98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தே…..</text:p>
          </table:table-cell>
          <table:table-cell table:style-name="ce2"/>
          <table:table-cell office:value-type="string" table:style-name="ce2">
            <text:p>ண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ங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99" table:style-name="ce2">
            <text:p>99</text:p>
          </table:table-cell>
          <table:table-cell table:number-columns-repeated="2" table:style-name="ce2"/>
          <table:table-cell office:value-type="string" table:style-name="ce2">
            <text:p>தண்……ர்</text:p>
          </table:table-cell>
          <table:table-cell table:style-name="ce2"/>
          <table:table-cell office:value-type="string" table:style-name="ce2">
            <text:p>ணீ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ன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string" table:style-name="ce2">
            <text:p>අතීතකාල ක‍්‍රියාපදයක් නොවන්නේ මින් කුමක්ද?</text:p>
          </table:table-cell>
          <table:table-cell table:style-name="ce2"/>
          <table:table-cell office:value-type="string" table:style-name="ce2">
            <text:p>போன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ந்தா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எடுத்த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ர்ப்போ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1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ාමපදයක් වෙනස් කර ගැනීම ආධාර විභක්තිය</text:p>
          </table:table-cell>
          <table:table-cell office:value-type="string" table:style-name="ce2">
            <text:p>නාමපද අධ්‍යනය කිරීම</text:p>
          </table:table-cell>
          <table:table-cell office:value-type="string" table:style-name="ce2">
            <text:p>සර්ව නාම සදහා නිපාත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01" table:style-name="ce2">
            <text:p>101</text:p>
          </table:table-cell>
          <table:table-cell table:number-columns-repeated="2" table:style-name="ce2"/>
          <table:table-cell office:value-type="string" table:style-name="ce2">
            <text:p>මේවායින් නාම පදයක් වන්නේ කුමක්ද?</text:p>
          </table:table-cell>
          <table:table-cell table:style-name="ce2"/>
          <table:table-cell office:value-type="string" table:style-name="ce2">
            <text:p>தாருங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குப்ப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ழதுவ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ர்ப்ப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2" table:style-name="ce2">
            <text:p>102</text:p>
          </table:table-cell>
          <table:table-cell table:number-columns-repeated="2" table:style-name="ce2"/>
          <table:table-cell office:value-type="string" table:style-name="ce2">
            <text:p>පන්තියෙහි යන්න දෙමළින් ලියන්නේ කෙසේද?</text:p>
          </table:table-cell>
          <table:table-cell table:style-name="ce2"/>
          <table:table-cell office:value-type="string" table:style-name="ce2">
            <text:p>வகுப்பி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குப்பா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குப்ப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குப்பி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3" table:style-name="ce2">
            <text:p>103</text:p>
          </table:table-cell>
          <table:table-cell table:number-columns-repeated="2" table:style-name="ce2"/>
          <table:table-cell office:value-type="string" table:style-name="ce2">
            <text:p>கோவிலில் යන්නෙහි තේරුම කුමක්ද?</text:p>
          </table:table-cell>
          <table:table-cell table:style-name="ce2"/>
          <table:table-cell office:value-type="string" table:style-name="ce2">
            <text:p>පන්සලෙහ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ෝවිලෙහි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ාසලෙහ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ංගාවෙහ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4" table:style-name="ce2">
            <text:p>104</text:p>
          </table:table-cell>
          <table:table-cell table:number-columns-repeated="2" table:style-name="ce2"/>
          <table:table-cell office:value-type="string" table:style-name="ce2">
            <text:p>அம்மா + இடம் යන්න එකතු වූ විට සෑදෙන වචනය කුමක්ද?</text:p>
          </table:table-cell>
          <table:table-cell table:style-name="ce2"/>
          <table:table-cell office:value-type="string" table:style-name="ce2">
            <text:p>அம்மாஇ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விட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்மாயி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5" table:style-name="ce2">
            <text:p>105</text:p>
          </table:table-cell>
          <table:table-cell table:number-columns-repeated="2" table:style-name="ce2"/>
          <table:table-cell office:value-type="string" table:style-name="ce2">
            <text:p>உண்டு යන පදයෙහි තේරුම කුමක්ද?</text:p>
          </table:table-cell>
          <table:table-cell table:style-name="ce2"/>
          <table:table-cell office:value-type="string" table:style-name="ce2">
            <text:p>ඕන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ැත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ොමැත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තිඛේ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2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වර්තමාන කාල හා අනාගත කාල</text:p>
          </table:table-cell>
          <table:table-cell office:value-type="string" table:style-name="ce2">
            <text:p>වර්තමාන කාල හා අනාගත කාල වාක්‍ය උගනිමු<text:s text:c="2"/></text:p>
          </table:table-cell>
          <table:table-cell office:value-type="string" table:style-name="ce2">
            <text:p>වර්තමාන කාල හා අනාගත කාල වාක්‍ය ඉගෙනීම තවදුරටත්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06" table:style-name="ce2">
            <text:p>106</text:p>
          </table:table-cell>
          <table:table-cell table:number-columns-repeated="2" table:style-name="ce2"/>
          <table:table-cell office:value-type="string" table:style-name="ce2">
            <text:p>நிகழ்காலம் යන්නෙහි තේරුම කුමක්ද?</text:p>
          </table:table-cell>
          <table:table-cell table:style-name="ce2"/>
          <table:table-cell office:value-type="string" table:style-name="ce2">
            <text:p>අනාගත කා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ර්තමාන කාල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තීත කා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ෙරේද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7" table:style-name="ce2">
            <text:p>107</text:p>
          </table:table-cell>
          <table:table-cell table:number-columns-repeated="2" table:style-name="ce2"/>
          <table:table-cell office:value-type="string" table:style-name="ce2">
            <text:p>மடிக்கின்றேன் යන ක‍්‍රියා පදයෙහි අනාගත කාල පදය කුමක්ද?</text:p>
          </table:table-cell>
          <table:table-cell table:style-name="ce2"/>
          <table:table-cell office:value-type="string" table:style-name="ce2">
            <text:p>மடிப்ப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டிக்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டிக்கின்ற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8" table:style-name="ce2">
            <text:p>108</text:p>
          </table:table-cell>
          <table:table-cell table:number-columns-repeated="2" table:style-name="ce2"/>
          <table:table-cell office:value-type="string" table:style-name="ce2">
            <text:p>நான் பூப் பறிக்கின்றேன். යන වාක්‍යය අනාගත කාලයෙන් ලියන්නේ කෙසේද?</text:p>
          </table:table-cell>
          <table:table-cell table:style-name="ce2"/>
          <table:table-cell office:value-type="string" table:style-name="ce2">
            <text:p>நான் பூப் பறிக்கின்றோ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ூப் பறிப்ப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ூப் பறித்த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ூப் பறிப்போ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09" table:style-name="ce2">
            <text:p>109</text:p>
          </table:table-cell>
          <table:table-cell table:number-columns-repeated="2" table:style-name="ce2"/>
          <table:table-cell office:value-type="string" table:style-name="ce2">
            <text:p>පාගන්නෙමි යන්න දෙමළින් ලියන්නේ කෙසේද?</text:p>
          </table:table-cell>
          <table:table-cell table:style-name="ce2"/>
          <table:table-cell office:value-type="string" table:style-name="ce2">
            <text:p>மிதிப்ப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றிப்ப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றப்ப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ிதிக்கின்ற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10" table:style-name="ce2">
            <text:p>110</text:p>
          </table:table-cell>
          <table:table-cell table:number-columns-repeated="2" table:style-name="ce2"/>
          <table:table-cell office:value-type="string" table:style-name="ce2">
            <text:p>මම පනිමි. යන වාක්‍යය දෙමළින් ලියන්නේ කෙසේද?</text:p>
          </table:table-cell>
          <table:table-cell table:style-name="ce2"/>
          <table:table-cell office:value-type="string" table:style-name="ce2">
            <text:p>நாங்கள் குதி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மதி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குதிப்ப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குதிக்கின்ற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3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වර්තමාන කාල හා අනාගත කාල</text:p>
          </table:table-cell>
          <table:table-cell office:value-type="string" table:style-name="ce2">
            <text:p>වර්තමාන කාල හා අනාගත කාල වාක්‍ය උගනිමු<text:s text:c="2"/></text:p>
          </table:table-cell>
          <table:table-cell office:value-type="string" table:style-name="ce2">
            <text:p>වර්තමාන කාල හා අනාගත කාල වාක්‍ය ඉගෙනීම තවදුරටත්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11" table:style-name="ce2">
            <text:p>111</text:p>
          </table:table-cell>
          <table:table-cell table:number-columns-repeated="2" table:style-name="ce2"/>
          <table:table-cell office:value-type="string" table:style-name="ce2">
            <text:p>நான் வெட்டுகின்றேன். යන්නෙහි තේරුම කුමක්ද?</text:p>
          </table:table-cell>
          <table:table-cell table:style-name="ce2"/>
          <table:table-cell office:value-type="string" table:style-name="ce2">
            <text:p>මම පනි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ම කපම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පි කපමු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පි වාඩිවෙමු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12" table:style-name="ce2">
            <text:p>112</text:p>
          </table:table-cell>
          <table:table-cell table:style-name="ce2"/>
          <table:table-cell office:value-type="string" table:style-name="ce2">
            <text:p>tamil-07-01-23-q-2.png</text:p>
          </table:table-cell>
          <table:table-cell office:value-type="string" table:style-name="ce2">
            <text:p>මෙයට කියන දෙමළ වචනය කුමක්ද?</text:p>
          </table:table-cell>
          <table:table-cell table:style-name="ce2"/>
          <table:table-cell office:value-type="string" table:style-name="ce2">
            <text:p>பழங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ங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க்கறிக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ங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13" table:style-name="ce2">
            <text:p>113</text:p>
          </table:table-cell>
          <table:table-cell table:number-columns-repeated="2" table:style-name="ce2"/>
          <table:table-cell office:value-type="string" table:style-name="ce2">
            <text:p>நிப்பாட்டுவேன் යන ක‍්‍රියා පදයෙහි වර්තමාන කාල පදය කුමක්ද?</text:p>
          </table:table-cell>
          <table:table-cell table:style-name="ce2"/>
          <table:table-cell office:value-type="string" table:style-name="ce2">
            <text:p>நிப்பா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ிப்பாட்டுகின்ற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ிப்பாடுகின்றோ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ிப்பாடுவ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14" table:style-name="ce2">
            <text:p>114</text:p>
          </table:table-cell>
          <table:table-cell table:number-columns-repeated="2" table:style-name="ce2"/>
          <table:table-cell office:value-type="string" table:style-name="ce2">
            <text:p>கூட்டுகின்றேன் යන්නෙහි තේරුම කුමක්ද?</text:p>
          </table:table-cell>
          <table:table-cell table:style-name="ce2"/>
          <table:table-cell office:value-type="string" table:style-name="ce2">
            <text:p>කතා කරම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න්නෙම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තු ගාමි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ොම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15" table:style-name="ce2">
            <text:p>115</text:p>
          </table:table-cell>
          <table:table-cell table:number-columns-repeated="2" table:style-name="ce2"/>
          <table:table-cell office:value-type="string" table:style-name="ce2">
            <text:p>මම සින්දු කියන්නෙමි. යන වාක්‍යය දෙමළින් ලියන්නේ කෙසේද?</text:p>
          </table:table-cell>
          <table:table-cell table:style-name="ce2"/>
          <table:table-cell office:value-type="string" table:style-name="ce2">
            <text:p>நான் பழ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ாடல் பாடு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ாடல் பாடுவ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ாடு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4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සන්ධි</text:p>
          </table:table-cell>
          <table:table-cell office:value-type="string" table:style-name="ce2">
            <text:p>ආදේශකරණය</text:p>
          </table:table-cell>
          <table:table-cell office:value-type="string" table:style-name="ce2">
            <text:p>ආදේශකරණය සහ වචන විසන්ධි කර ලිව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16" table:style-name="ce2">
            <text:p>116</text:p>
          </table:table-cell>
          <table:table-cell table:number-columns-repeated="2" table:style-name="ce2"/>
          <table:table-cell office:value-type="string" table:style-name="ce2">
            <text:p>සන්ධි වල අකුරක් ද්විත්ව වන්නේ මින් කුමන අකුර තිබූ විටද?</text:p>
          </table:table-cell>
          <table:table-cell table:style-name="ce2"/>
          <table:table-cell office:value-type="string" table:style-name="ce2">
            <text:p>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17" table:style-name="ce2">
            <text:p>117</text:p>
          </table:table-cell>
          <table:table-cell table:number-columns-repeated="2" table:style-name="ce2"/>
          <table:table-cell office:value-type="string" table:style-name="ce2">
            <text:p>தயிர் + சட்டி යන වචන එකතු වීමෙන් සෑදෙන වචනය කුමක්ද?</text:p>
          </table:table-cell>
          <table:table-cell table:style-name="ce2"/>
          <table:table-cell office:value-type="string" table:style-name="ce2">
            <text:p>தயிர்ச்சட்ட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யிர்சட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யிர்ர்சட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யிர்ச்ச்சட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18" table:style-name="ce2">
            <text:p>118</text:p>
          </table:table-cell>
          <table:table-cell table:number-columns-repeated="2" table:style-name="ce2"/>
          <table:table-cell office:value-type="string" table:style-name="ce2">
            <text:p>மணிக்கூடு යන්න විසන්ධි කළ විට පිළිතුර කුමක්ද?</text:p>
          </table:table-cell>
          <table:table-cell table:style-name="ce2"/>
          <table:table-cell office:value-type="string" table:style-name="ce2">
            <text:p>மணிக் + கூ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னி + கூ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ணி + கூ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ணி + க்கூ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19" table:style-name="ce2">
            <text:p>119</text:p>
          </table:table-cell>
          <table:table-cell table:number-columns-repeated="2" table:style-name="ce2"/>
          <table:table-cell office:value-type="string" table:style-name="ce2">
            <text:p>සන්ධි වල ற் අකුර වෙනුවට ආයුතු අකුර කුමක්ද?</text:p>
          </table:table-cell>
          <table:table-cell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ட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20" table:style-name="ce2">
            <text:p>120</text:p>
          </table:table-cell>
          <table:table-cell table:number-columns-repeated="2" table:style-name="ce2"/>
          <table:table-cell office:value-type="string" table:style-name="ce2">
            <text:p>කිරිබත් යන වචනයේ දෙමළ වචනය කුමක්ද?</text:p>
          </table:table-cell>
          <table:table-cell table:style-name="ce2"/>
          <table:table-cell office:value-type="string" table:style-name="ce2">
            <text:p>பால்சோற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ள்சோற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ள்சோர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ற்சோற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5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කෙටි ශබ්ද දීර්ඝ ශබ්ද</text:p>
          </table:table-cell>
          <table:table-cell office:value-type="string" table:style-name="ce2">
            <text:p>කෙටි ශබ්ද දීර්ඝ ශබ්ද ඇසුරෙන් වාක්‍ය හදුනාගැනීම<text:s text:c="2"/></text:p>
          </table:table-cell>
          <table:table-cell office:value-type="string" table:style-name="ce2">
            <text:p>කෙටි ශබ්ද දීර්ඝ ශබ්ද ඇසුරෙන් වාක්‍ය හදුනාගැනීම හා අභ්‍යසයන්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21" table:style-name="ce2">
            <text:p>121</text:p>
          </table:table-cell>
          <table:table-cell table:number-columns-repeated="2" table:style-name="ce2"/>
          <table:table-cell office:value-type="string" table:style-name="ce2">
            <text:p>உயிர் எழுத்து නොවන්නේ මින් කුමක්ද?</text:p>
          </table:table-cell>
          <table:table-cell table:style-name="ce2"/>
          <table:table-cell office:value-type="string" table:style-name="ce2">
            <text:p>ஆ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ஐ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ஞ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2" table:style-name="ce2">
            <text:p>122</text:p>
          </table:table-cell>
          <table:table-cell table:number-columns-repeated="2" table:style-name="ce2"/>
          <table:table-cell office:value-type="string" table:style-name="ce2">
            <text:p>நெடில் අකුරු කීයද?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3" table:style-name="ce2">
            <text:p>123</text:p>
          </table:table-cell>
          <table:table-cell table:number-columns-repeated="2" table:style-name="ce2"/>
          <table:table-cell office:value-type="string" table:style-name="ce2">
            <text:p>வனம் - வானம் යන වචන වල තේරුම් මොනවාද?</text:p>
          </table:table-cell>
          <table:table-cell table:style-name="ce2"/>
          <table:table-cell office:value-type="string" table:style-name="ce2">
            <text:p>අල්ලන්න – කරාබු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නය – අහස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ල - කකුල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ත - කිර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4" table:style-name="ce2">
            <text:p>124</text:p>
          </table:table-cell>
          <table:table-cell table:number-columns-repeated="2" table:style-name="ce2"/>
          <table:table-cell office:value-type="string" table:style-name="ce2">
            <text:p>ආගම - මාසය යන වචන වල දෙමළ වචන මොනවාද?</text:p>
          </table:table-cell>
          <table:table-cell table:style-name="ce2"/>
          <table:table-cell office:value-type="string" table:style-name="ce2">
            <text:p>கரம் - கார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கம் - நா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ுடை - கூட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தம் - மாத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5" table:style-name="ce2">
            <text:p>125</text:p>
          </table:table-cell>
          <table:table-cell table:style-name="ce2"/>
          <table:table-cell office:value-type="string" table:style-name="ce2">
            <text:p>tamil-07-01-25-q-5.png</text:p>
          </table:table-cell>
          <table:table-cell office:value-type="string" table:style-name="ce2">
            <text:p>මෙය කුමක්ද?</text:p>
          </table:table-cell>
          <table:table-cell table:style-name="ce2"/>
          <table:table-cell office:value-type="string" table:style-name="ce2">
            <text:p>வள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ால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ாள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ல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6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වර්තමාන කාල හා අනාගත කාල වාක්‍ය</text:p>
          </table:table-cell>
          <table:table-cell office:value-type="string" table:style-name="ce2">
            <text:p>වර්තමාන කාල හා අනාගත කාල වාක්‍ය සෑදීම<text:s text:c="2"/></text:p>
          </table:table-cell>
          <table:table-cell office:value-type="string" table:style-name="ce2">
            <text:p>වර්තමාන කාල හා අනාගත කාල වාක්‍ය සෑදීම තවදුරටත්<text:s text:c="2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26" table:style-name="ce2">
            <text:p>126</text:p>
          </table:table-cell>
          <table:table-cell table:number-columns-repeated="2" table:style-name="ce2"/>
          <table:table-cell office:value-type="string" table:style-name="ce2">
            <text:p>நான் படத்தில் நடிப்பேன். යන වාක්‍යයේ තේරුම කුමක්ද?</text:p>
          </table:table-cell>
          <table:table-cell table:style-name="ce2"/>
          <table:table-cell office:value-type="string" table:style-name="ce2">
            <text:p>මම පාඩම කියවන්නෙ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ම චිත‍්‍රපටියේ රගපා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ම චිත‍්‍රපටියේ රගපාන්නෙම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ම පාඩම කියව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7" table:style-name="ce2">
            <text:p>127</text:p>
          </table:table-cell>
          <table:table-cell table:number-columns-repeated="2" table:style-name="ce2"/>
          <table:table-cell office:value-type="string" table:style-name="ce2">
            <text:p>වැව යන වචනයේ දෙමළ වචනය කුමක්ද?</text:p>
          </table:table-cell>
          <table:table-cell table:style-name="ce2"/>
          <table:table-cell office:value-type="string" table:style-name="ce2">
            <text:p>பால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ுள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ங்க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ண்ணீ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8" table:style-name="ce2">
            <text:p>128</text:p>
          </table:table-cell>
          <table:table-cell table:style-name="ce2"/>
          <table:table-cell office:value-type="string" table:style-name="ce2">
            <text:p>tamil-07-01-26-q-3.png</text:p>
          </table:table-cell>
          <table:table-cell office:value-type="string" table:style-name="ce2">
            <text:p>පින්තූරයට ගැළපෙන වාක්‍යය තෝරන්න.</text:p>
          </table:table-cell>
          <table:table-cell table:style-name="ce2"/>
          <table:table-cell office:value-type="string" table:style-name="ce2">
            <text:p>நான் குதி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சிரிக்கின்ற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நடப்ப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குளிக்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29" table:style-name="ce2">
            <text:p>129</text:p>
          </table:table-cell>
          <table:table-cell table:number-columns-repeated="2" table:style-name="ce2"/>
          <table:table-cell office:value-type="string" table:style-name="ce2">
            <text:p>மெதுவாக යන්නෙහි තේරුම කුමක්ද?</text:p>
          </table:table-cell>
          <table:table-cell table:style-name="ce2"/>
          <table:table-cell office:value-type="string" table:style-name="ce2">
            <text:p>වේගයෙන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ඩුවෙන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උපරිමයෙන්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ෙමින්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0" table:style-name="ce2">
            <text:p>130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உ……வு</text:p>
          </table:table-cell>
          <table:table-cell table:style-name="ce2"/>
          <table:table-cell office:value-type="string" table:style-name="ce2">
            <text:p>ண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ங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7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වර්තමාන කාල හා අනාගත කාල වාක්‍ය</text:p>
          </table:table-cell>
          <table:table-cell office:value-type="string" table:style-name="ce2">
            <text:p>වර්තමාන කාල හා අනාගත කාල වාක්‍ය තැනීම<text:s text:c="2"/></text:p>
          </table:table-cell>
          <table:table-cell office:value-type="string" table:style-name="ce2">
            <text:p>වර්තමාන කාල හා අනාගත කාල වාක්‍ය තැනීම තවදුරටත්<text:s text:c="4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31" table:style-name="ce2">
            <text:p>131</text:p>
          </table:table-cell>
          <table:table-cell table:number-columns-repeated="2" table:style-name="ce2"/>
          <table:table-cell office:value-type="string" table:style-name="ce2">
            <text:p>பூனை வேகமாக ஓடும். යන වාක්‍යයේ තේරුම කුමක්ද?</text:p>
          </table:table-cell>
          <table:table-cell table:style-name="ce2"/>
          <table:table-cell office:value-type="string" table:style-name="ce2">
            <text:p>පූසා වේගයෙන් දුවය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ල්ලා වේගයෙන් දුව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ල්ලා සෙමින් දුව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ූසා සෙමින් දුව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2" table:style-name="ce2">
            <text:p>132</text:p>
          </table:table-cell>
          <table:table-cell table:number-columns-repeated="2" table:style-name="ce2"/>
          <table:table-cell office:value-type="string" table:style-name="ce2">
            <text:p>கவலை යන්නෙහි තේරුම කුමක්ද?</text:p>
          </table:table-cell>
          <table:table-cell table:style-name="ce2"/>
          <table:table-cell office:value-type="string" table:style-name="ce2">
            <text:p>සතු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රදර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ෑ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ුක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3" table:style-name="ce2">
            <text:p>133</text:p>
          </table:table-cell>
          <table:table-cell table:number-columns-repeated="2" table:style-name="ce2"/>
          <table:table-cell office:value-type="string" table:style-name="ce2">
            <text:p><text:s/>පැරණි ලෙස යන්නෙහි දෙමළ වචනය කුමක්ද?</text:p>
          </table:table-cell>
          <table:table-cell table:style-name="ce2"/>
          <table:table-cell office:value-type="string" table:style-name="ce2">
            <text:p>உரிமையா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ழமையாக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ழகாய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டுமையா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4" table:style-name="ce2">
            <text:p>134</text:p>
          </table:table-cell>
          <table:table-cell table:number-columns-repeated="2" table:style-name="ce2"/>
          <table:table-cell office:value-type="string" table:style-name="ce2">
            <text:p>பெயர் அடை පදයක් නොවන්නේ මින් කුමක්ද?</text:p>
          </table:table-cell>
          <table:table-cell table:style-name="ce2"/>
          <table:table-cell office:value-type="string" table:style-name="ce2">
            <text:p>செல்லமா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ழகி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சிவந்த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ேகமாக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35" table:style-name="ce2">
            <text:p>135</text:p>
          </table:table-cell>
          <table:table-cell table:number-columns-repeated="2" table:style-name="ce2"/>
          <table:table-cell office:value-type="string" table:style-name="ce2">
            <text:p>වචන නිවැරදි වාක්‍යය තෝරන්න.</text:p>
          </table:table-cell>
          <table:table-cell table:style-name="ce2"/>
          <table:table-cell office:value-type="string" table:style-name="ce2">
            <text:p>அழகான ஓடுங்கள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ேகமான ஓட்டுங்கள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ீர் குடிக்கிறாள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ுழமையாக வீ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8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වර්තමාන කාල හා අනාගත කාල වාක්‍ය</text:p>
          </table:table-cell>
          <table:table-cell office:value-type="string" table:style-name="ce2">
            <text:p>වර්තමාන කාල හා අනාගත කාල වාක්‍ය තැනීම<text:s text:c="2"/></text:p>
          </table:table-cell>
          <table:table-cell office:value-type="string" table:style-name="ce2">
            <text:p>වර්තමාන කාල හා අනාගත කාල වාක්‍ය තැනීම තවදුරටත්<text:s text:c="4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36" table:style-name="ce2">
            <text:p>136</text:p>
          </table:table-cell>
          <table:table-cell table:number-columns-repeated="2" table:style-name="ce2"/>
          <table:table-cell office:value-type="string" table:style-name="ce2">
            <text:p>අනාගත කාල වාක්‍යය තෝරන්න.</text:p>
          </table:table-cell>
          <table:table-cell table:style-name="ce2"/>
          <table:table-cell office:value-type="string" table:style-name="ce2">
            <text:p>நான் சாப்பிடுகின்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வெட்டுவ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ாடசாலை செல்கி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உறங்குகிற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37" table:style-name="ce2">
            <text:p>137</text:p>
          </table:table-cell>
          <table:table-cell table:number-columns-repeated="2" table:style-name="ce2"/>
          <table:table-cell office:value-type="string" table:style-name="ce2">
            <text:p>நான் வணங்குவேன். යන වාක්‍යයේ තේරුම කුමක්ද?</text:p>
          </table:table-cell>
          <table:table-cell table:style-name="ce2"/>
          <table:table-cell office:value-type="string" table:style-name="ce2">
            <text:p>මම නට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ම ඇවිදි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ම නමදින්නෙම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මම අඬන්නෙම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38" table:style-name="ce2">
            <text:p>138</text:p>
          </table:table-cell>
          <table:table-cell table:number-columns-repeated="2" table:style-name="ce2"/>
          <table:table-cell office:value-type="string" table:style-name="ce2">
            <text:p>මම අඳින්නෙමි. යන වාක්‍යයේ දෙමළ වාක්‍යය කුමක්ද?</text:p>
          </table:table-cell>
          <table:table-cell table:style-name="ce2"/>
          <table:table-cell office:value-type="string" table:style-name="ce2">
            <text:p>நான் பேச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ஊற்ற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பாட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வரைவ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39" table:style-name="ce2">
            <text:p>139</text:p>
          </table:table-cell>
          <table:table-cell table:number-columns-repeated="2" table:style-name="ce2"/>
          <table:table-cell office:value-type="string" table:style-name="ce2">
            <text:p><text:s/>වර්තමාන කාල ක‍්‍රියා පදයක් සහිත වාක්‍යය තෝරන්න.</text:p>
          </table:table-cell>
          <table:table-cell table:style-name="ce2"/>
          <table:table-cell office:value-type="string" table:style-name="ce2">
            <text:p>நான் இரும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உண்ண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வெட்டுவ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எழுதுகிற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40" table:style-name="ce2">
            <text:p>140</text:p>
          </table:table-cell>
          <table:table-cell table:number-columns-repeated="2" table:style-name="ce2"/>
          <table:table-cell office:value-type="string" table:style-name="ce2">
            <text:p>நான் ………………… பாடுவேன். හිස්තැනට සුදුසු වචනය කුමක්ද?</text:p>
          </table:table-cell>
          <table:table-cell table:style-name="ce2"/>
          <table:table-cell office:value-type="string" table:style-name="ce2">
            <text:p>ப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ோற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ட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ுத்த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29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අතීත කාලය<text:s text:c="2"/></text:p>
          </table:table-cell>
          <table:table-cell office:value-type="string" table:style-name="ce2">
            <text:p>අතීත කාලයේ වාක්‍ය හදුනාගැනීම<text:s text:c="2"/></text:p>
          </table:table-cell>
          <table:table-cell office:value-type="string" table:style-name="ce2">
            <text:p>අතීත කාලයේ වාක්‍ය හදුනාගැනීම තවදුරටත්<text:s text:c="3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41" table:style-name="ce2">
            <text:p>141</text:p>
          </table:table-cell>
          <table:table-cell table:number-columns-repeated="2" table:style-name="ce2"/>
          <table:table-cell office:value-type="string" table:style-name="ce2">
            <text:p>இறந்தகாலம் යන්නෙහි තේරුම කුමක්ද?</text:p>
          </table:table-cell>
          <table:table-cell table:style-name="ce2"/>
          <table:table-cell office:value-type="string" table:style-name="ce2">
            <text:p>නාගත කා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ර්තමාන කා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තීත කාල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ෙරේදා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2" table:style-name="ce2">
            <text:p>142</text:p>
          </table:table-cell>
          <table:table-cell table:number-columns-repeated="2" table:style-name="ce2"/>
          <table:table-cell office:value-type="string" table:style-name="ce2">
            <text:p>අතීත කාල ක‍්‍රියාපදයක් නොවන්නේ මින් කුමක්ද?</text:p>
          </table:table-cell>
          <table:table-cell table:style-name="ce2"/>
          <table:table-cell office:value-type="string" table:style-name="ce2">
            <text:p>குரைத்த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சமைத்தா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ோன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ரைகிறா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3" table:style-name="ce2">
            <text:p>143</text:p>
          </table:table-cell>
          <table:table-cell table:number-columns-repeated="2" table:style-name="ce2"/>
          <table:table-cell office:value-type="string" table:style-name="ce2">
            <text:p>ஓவியம் <text:s/>යන්නෙහි තේරුම කුමක්ද?</text:p>
          </table:table-cell>
          <table:table-cell table:style-name="ce2"/>
          <table:table-cell office:value-type="string" table:style-name="ce2">
            <text:p>චිත‍්‍ර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ාර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ොත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කුඩ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4" table:style-name="ce2">
            <text:p>144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சமைய…..காரன்</text:p>
          </table:table-cell>
          <table:table-cell table:style-name="ce2"/>
          <table:table-cell office:value-type="string" table:style-name="ce2">
            <text:p>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ற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<text:s/>க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5" table:style-name="ce2">
            <text:p>145</text:p>
          </table:table-cell>
          <table:table-cell table:number-columns-repeated="2" table:style-name="ce2"/>
          <table:table-cell office:value-type="string" table:style-name="ce2">
            <text:p>ம…..ந்து</text:p>
          </table:table-cell>
          <table:table-cell table:style-name="ce2"/>
          <table:table-cell office:value-type="string" table:style-name="ce2">
            <text:p>ற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ர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ர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0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සරල මානවවාචී අනාගත කාල වාක්‍ය හදමු<text:s text:c="3"/></text:p>
          </table:table-cell>
          <table:table-cell office:value-type="string" table:style-name="ce2">
            <text:p>අනාගත කාල වාක්‍ය සදහා ක්‍රියාපද වෙන් කිරීම<text:s text:c="3"/></text:p>
          </table:table-cell>
          <table:table-cell office:value-type="string" table:style-name="ce2">
            <text:p>අනාගත කාල වාක්‍ය සදහා ප්‍රබල ක්‍රියා දුබල ක්‍රියා පද වෙන් කර දැක්වීම<text:s text:c="4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46" table:style-name="ce2">
            <text:p>146</text:p>
          </table:table-cell>
          <table:table-cell table:number-columns-repeated="2" table:style-name="ce2"/>
          <table:table-cell office:value-type="string" table:style-name="ce2">
            <text:p>ප‍්‍රබල ක‍්‍රියාපදයක් නොවන්නේ මින් කුමක්ද?</text:p>
          </table:table-cell>
          <table:table-cell table:style-name="ce2"/>
          <table:table-cell office:value-type="string" table:style-name="ce2">
            <text:p>அ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ீ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7" table:style-name="ce2">
            <text:p>147</text:p>
          </table:table-cell>
          <table:table-cell table:number-columns-repeated="2" table:style-name="ce2"/>
          <table:table-cell office:value-type="string" table:style-name="ce2">
            <text:p>දුබල ක‍්‍රියාපදයක් වන්නේ මින් කුමක්ද?</text:p>
          </table:table-cell>
          <table:table-cell table:style-name="ce2"/>
          <table:table-cell office:value-type="string" table:style-name="ce2">
            <text:p>பா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ல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ி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8" table:style-name="ce2">
            <text:p>148</text:p>
          </table:table-cell>
          <table:table-cell table:number-columns-repeated="2" table:style-name="ce2"/>
          <table:table-cell office:value-type="string" table:style-name="ce2">
            <text:p>අනාගත කාලයේදී நாங்கள் යන්න අවසන් කළ යුතු ප‍්‍රත්‍යය කුමක්ද?</text:p>
          </table:table-cell>
          <table:table-cell table:style-name="ce2"/>
          <table:table-cell office:value-type="string" table:style-name="ce2">
            <text:p>ஏ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ஒ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49" table:style-name="ce2">
            <text:p>149</text:p>
          </table:table-cell>
          <table:table-cell table:number-columns-repeated="2" table:style-name="ce2"/>
          <table:table-cell office:value-type="string" table:style-name="ce2">
            <text:p>වචන නිවැරදි වාක්‍යය තෝරන්න.</text:p>
          </table:table-cell>
          <table:table-cell table:style-name="ce2"/>
          <table:table-cell office:value-type="string" table:style-name="ce2">
            <text:p>நான் அடிப்பா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ண் குடிப்பேன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படிபப்பாள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 குடிப்பேன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0" table:style-name="ce2">
            <text:p>150</text:p>
          </table:table-cell>
          <table:table-cell table:number-columns-repeated="2" table:style-name="ce2"/>
          <table:table-cell office:value-type="string" table:style-name="ce2">
            <text:p>கடிப்பேன் යන්නෙහි තේරුම කුමක්ද?</text:p>
          </table:table-cell>
          <table:table-cell table:style-name="ce2"/>
          <table:table-cell office:value-type="string" table:style-name="ce2">
            <text:p>හපන්නෙමි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හැපුවෙම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හපය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හපන්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1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අමානවවාචී සරල අනාගත කාල වාක්‍ය තනමු<text:s text:c="2"/></text:p>
          </table:table-cell>
          <table:table-cell office:value-type="string" table:style-name="ce2">
            <text:p>නාමපද සහ අවසන් කරන ප්‍රත්ත්යයන් කිහිපයක් හදුනා ගැනීම</text:p>
          </table:table-cell>
          <table:table-cell office:value-type="string" table:style-name="ce2">
            <text:p>නාමපද සහ අවසන් කරන ප්‍රත්ත්යයන් කිහිපයක් හදුනා ගැනීම සහ ක්‍රියාපද අනාගත කාලය සදහා යොදා වාක්‍ය සෑද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51" table:style-name="ce2">
            <text:p>151</text:p>
          </table:table-cell>
          <table:table-cell table:number-columns-repeated="2" table:style-name="ce2"/>
          <table:table-cell office:value-type="string" table:style-name="ce2">
            <text:p>අනාගත කාලයේදී அவை යන්න අවසන් කළ යුතු ප‍්‍රත්‍යය කුමක්ද?</text:p>
          </table:table-cell>
          <table:table-cell table:style-name="ce2"/>
          <table:table-cell office:value-type="string" table:style-name="ce2">
            <text:p>ஏ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2" table:style-name="ce2">
            <text:p>152</text:p>
          </table:table-cell>
          <table:table-cell table:number-columns-repeated="2" table:style-name="ce2"/>
          <table:table-cell office:value-type="string" table:style-name="ce2">
            <text:p>ඌ බොන්නේය. යන වාක්‍යයේ දෙමළ වාක්‍යය කුමක්ද?</text:p>
          </table:table-cell>
          <table:table-cell table:style-name="ce2"/>
          <table:table-cell office:value-type="string" table:style-name="ce2">
            <text:p>அது குடி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 குடிக்கும்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 படிக்கு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து குடிகும்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3" table:style-name="ce2">
            <text:p>153</text:p>
          </table:table-cell>
          <table:table-cell table:number-columns-repeated="2" table:style-name="ce2"/>
          <table:table-cell office:value-type="string" table:style-name="ce2">
            <text:p>கிளி பேசும். යන්නෙහි තේරුම කුමක්ද?</text:p>
          </table:table-cell>
          <table:table-cell table:style-name="ce2"/>
          <table:table-cell office:value-type="string" table:style-name="ce2">
            <text:p>පූසා කතා කර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බල්ලා දුව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ිරවා කතා කරයි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ළමයා හිනාවෙයි.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4" table:style-name="ce2">
            <text:p>154</text:p>
          </table:table-cell>
          <table:table-cell table:number-columns-repeated="2" table:style-name="ce2"/>
          <table:table-cell office:value-type="string" table:style-name="ce2">
            <text:p>අපි යන වචනයේ දෙමළ වචනය කුමක්ද?</text:p>
          </table:table-cell>
          <table:table-cell table:style-name="ce2"/>
          <table:table-cell office:value-type="string" table:style-name="ce2">
            <text:p>அ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வ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55" table:style-name="ce2">
            <text:p>155</text:p>
          </table:table-cell>
          <table:table-cell table:number-columns-repeated="2" table:style-name="ce2"/>
          <table:table-cell office:value-type="string" table:style-name="ce2">
            <text:p>வினைச்சொற்கள் යනු කුමක්ද?</text:p>
          </table:table-cell>
          <table:table-cell table:style-name="ce2"/>
          <table:table-cell office:value-type="string" table:style-name="ce2">
            <text:p>ක‍්‍රියා පද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ාම 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ශේෂණ 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මාන 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2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හිස්තැන් පුරවමු</text:p>
          </table:table-cell>
          <table:table-cell office:value-type="string" table:style-name="ce2">
            <text:p>වචන යොදා වාක්‍ය සැදීම</text:p>
          </table:table-cell>
          <table:table-cell office:value-type="string" table:style-name="ce2">
            <text:p>ප්‍රශ්න සහ පිළිතුරු සාකච්ඡා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56" table:style-name="ce2">
            <text:p>156</text:p>
          </table:table-cell>
          <table:table-cell table:style-name="ce2"/>
          <table:table-cell office:value-type="string" table:style-name="ce2">
            <text:p>tamil-07-01-32-q-1.png</text:p>
          </table:table-cell>
          <table:table-cell office:value-type="string" table:style-name="ce2">
            <text:p>මෙය කුමක්ද?</text:p>
          </table:table-cell>
          <table:table-cell table:style-name="ce2"/>
          <table:table-cell office:value-type="string" table:style-name="ce2">
            <text:p>சோற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ே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ட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ீ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57" table:style-name="ce2">
            <text:p>157</text:p>
          </table:table-cell>
          <table:table-cell table:number-columns-repeated="2" table:style-name="ce2"/>
          <table:table-cell office:value-type="string" table:style-name="ce2">
            <text:p>வலை + எல்லாம் එකතු කිරීමෙන් සෑදෙන වචනය කුමක්ද?</text:p>
          </table:table-cell>
          <table:table-cell table:style-name="ce2"/>
          <table:table-cell office:value-type="string" table:style-name="ce2">
            <text:p>வலைஎல்லா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லைஅல்லா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லையெல்லா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வலைல்ல்லா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58" table:style-name="ce2">
            <text:p>158</text:p>
          </table:table-cell>
          <table:table-cell table:number-columns-repeated="2" table:style-name="ce2"/>
          <table:table-cell office:value-type="string" table:style-name="ce2">
            <text:p>பாம்படிக்க වෙන්කර ලිවීමෙන් සෑදෙන වචන දෙක කුමක්ද?</text:p>
          </table:table-cell>
          <table:table-cell table:style-name="ce2"/>
          <table:table-cell office:value-type="string" table:style-name="ce2">
            <text:p>பாம்ப+அடிக்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ம்பு+அடிக்க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ம்+படிக்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ம்பு+படிக்க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59" table:style-name="ce2">
            <text:p>159</text:p>
          </table:table-cell>
          <table:table-cell table:number-columns-repeated="2" table:style-name="ce2"/>
          <table:table-cell office:value-type="string" table:style-name="ce2">
            <text:p>சட்டி යන වචනයේ <text:s/>තේරුම කුමක්ද?</text:p>
          </table:table-cell>
          <table:table-cell table:style-name="ce2"/>
          <table:table-cell office:value-type="string" table:style-name="ce2">
            <text:p>මුට්ටි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පටි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හට්ටි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ජල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60" table:style-name="ce2">
            <text:p>160</text:p>
          </table:table-cell>
          <table:table-cell table:number-columns-repeated="2" table:style-name="ce2"/>
          <table:table-cell office:value-type="string" table:style-name="ce2">
            <text:p>ලිපිනයට කියන දෙමළ වචනය කුමක්ද?</text:p>
          </table:table-cell>
          <table:table-cell table:style-name="ce2"/>
          <table:table-cell office:value-type="string" table:style-name="ce2">
            <text:p>மாவட்ட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ெய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ுகவர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ொலைபேச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3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ාමපදයක් වෙනස් කර ගැනීම</text:p>
          </table:table-cell>
          <table:table-cell office:value-type="string" table:style-name="ce2">
            <text:p><text:s/>නිපාත පද යොදා වාක්‍ය තැනීම</text:p>
          </table:table-cell>
          <table:table-cell office:value-type="string" table:style-name="ce2">
            <text:p>විසින් සමග නිපාත පද යොදා ප්‍රශ්න පිළිතුරු සාකච්ඡා කිරීම්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61" table:style-name="ce2">
            <text:p>161</text:p>
          </table:table-cell>
          <table:table-cell table:number-columns-repeated="2" table:style-name="ce2"/>
          <table:table-cell office:value-type="string" table:style-name="ce2">
            <text:p>සමඟ යන වචනයේ දෙමළ වචනය කුමක්ද?</text:p>
          </table:table-cell>
          <table:table-cell table:style-name="ce2"/>
          <table:table-cell office:value-type="string" table:style-name="ce2">
            <text:p>உட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ஓ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2" table:style-name="ce2">
            <text:p>162</text:p>
          </table:table-cell>
          <table:table-cell table:number-columns-repeated="2" table:style-name="ce2"/>
          <table:table-cell office:value-type="string" table:style-name="ce2">
            <text:p>அமில + உடன் එකතු කිරීමෙන් සෑදෙන වචනය කුමක්ද?</text:p>
          </table:table-cell>
          <table:table-cell table:style-name="ce2"/>
          <table:table-cell office:value-type="string" table:style-name="ce2">
            <text:p>அமிலஉட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ிலட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ிலவுட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மிலயுட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3" table:style-name="ce2">
            <text:p>163</text:p>
          </table:table-cell>
          <table:table-cell table:number-columns-repeated="2" table:style-name="ce2"/>
          <table:table-cell office:value-type="string" table:style-name="ce2">
            <text:p>மரத்தோடு වෙන්කර ලිවීමෙන් සෑදෙන වචන දෙක කුමක්ද?</text:p>
          </table:table-cell>
          <table:table-cell table:style-name="ce2"/>
          <table:table-cell office:value-type="string" table:style-name="ce2">
            <text:p>மரம் + ஓ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 + தோ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த் + தோ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ரம் + 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4" table:style-name="ce2">
            <text:p>164</text:p>
          </table:table-cell>
          <table:table-cell table:number-columns-repeated="2" table:style-name="ce2"/>
          <table:table-cell office:value-type="string" table:style-name="ce2">
            <text:p>சிறுமி යනු කවුරුන්ද?</text:p>
          </table:table-cell>
          <table:table-cell table:style-name="ce2"/>
          <table:table-cell office:value-type="string" table:style-name="ce2">
            <text:p>ශිෂ්‍යයා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ිළි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ැහැණු ළමය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ගායිකා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5" table:style-name="ce2">
            <text:p>165</text:p>
          </table:table-cell>
          <table:table-cell table:number-columns-repeated="2" table:style-name="ce2"/>
          <table:table-cell office:value-type="string" table:style-name="ce2">
            <text:p>நீ සර්ව නාමය සඳහා ඞඛ ආ විට සෑදෙන වචනය කුමක්ද?</text:p>
          </table:table-cell>
          <table:table-cell table:style-name="ce2"/>
          <table:table-cell office:value-type="string" table:style-name="ce2">
            <text:p>நீஓ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ீயோ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உன்னோட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என்னோ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4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විධාන</text:p>
          </table:table-cell>
          <table:table-cell office:value-type="string" table:style-name="ce2">
            <text:p>විධානාර්ථයේ පද හදුන්වා දීම<text:s text:c="2"/></text:p>
          </table:table-cell>
          <table:table-cell office:value-type="string" table:style-name="ce2">
            <text:p>විධානාර්ථයේ පද හදුන්වා දීම සහ අභ්‍යාස පිළිතුරු සාකච්ඡා කිරීම්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66" table:style-name="ce2">
            <text:p>166</text:p>
          </table:table-cell>
          <table:table-cell table:number-columns-repeated="2" table:style-name="ce2"/>
          <table:table-cell office:value-type="string" table:style-name="ce2">
            <text:p>கட்டளைகள் යනු කුමක්ද?</text:p>
          </table:table-cell>
          <table:table-cell table:style-name="ce2"/>
          <table:table-cell office:value-type="string" table:style-name="ce2">
            <text:p>නාම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ර්ව නා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ධාන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ප‍්‍රශ්ණ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7" table:style-name="ce2">
            <text:p>167</text:p>
          </table:table-cell>
          <table:table-cell table:number-columns-repeated="2" table:style-name="ce2"/>
          <table:table-cell office:value-type="string" table:style-name="ce2">
            <text:p>මෙහි එන්න යන වාක්‍යයේ දෙමළ වාක්‍යය කුමක්ද?</text:p>
          </table:table-cell>
          <table:table-cell table:style-name="ce2"/>
          <table:table-cell office:value-type="string" table:style-name="ce2">
            <text:p>அங்கே வாருங்கள்!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ங்கே வாருங்கள்!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ங்கே பாருங்கள்!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வாருங்கள்!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8" table:style-name="ce2">
            <text:p>168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எ…..ம்புங்கள்</text:p>
          </table:table-cell>
          <table:table-cell table:style-name="ce2"/>
          <table:table-cell office:value-type="string" table:style-name="ce2">
            <text:p>ல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ழ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ள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ர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69" table:style-name="ce2">
            <text:p>169</text:p>
          </table:table-cell>
          <table:table-cell table:number-columns-repeated="2" table:style-name="ce2"/>
          <table:table-cell office:value-type="string" table:style-name="ce2">
            <text:p>சண்…….</text:p>
          </table:table-cell>
          <table:table-cell table:style-name="ce2"/>
          <table:table-cell office:value-type="string" table:style-name="ce2">
            <text:p>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ட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70" table:style-name="ce2">
            <text:p>170</text:p>
          </table:table-cell>
          <table:table-cell table:number-columns-repeated="2" table:style-name="ce2"/>
          <table:table-cell office:value-type="string" table:style-name="ce2">
            <text:p>கைத்தட்டுங்கள் යන වචනයේ <text:s/>තේරුම කුමක්ද?</text:p>
          </table:table-cell>
          <table:table-cell table:style-name="ce2"/>
          <table:table-cell office:value-type="string" table:style-name="ce2">
            <text:p>අඬන්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ත්පුඩි ගසන්න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එන්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යන්න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5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විදුහල්පති කාර්යාලය</text:p>
          </table:table-cell>
          <table:table-cell office:value-type="string" table:style-name="ce2">
            <text:p>විදුහල්පති කාර්යාල උපකරණ සම්බන්යෙන් වාක්‍ය තැනීම</text:p>
          </table:table-cell>
          <table:table-cell office:value-type="string" table:style-name="ce2">
            <text:p>ප්‍රශ්න සහ පිළිතුරු සාකච්ඡා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71" table:style-name="ce2">
            <text:p>171</text:p>
          </table:table-cell>
          <table:table-cell table:number-columns-repeated="2" table:style-name="ce2"/>
          <table:table-cell office:value-type="string" table:style-name="ce2">
            <text:p>அலுவலகம் යන වචනයේ <text:s/>තේරුම කුමක්ද?</text:p>
          </table:table-cell>
          <table:table-cell table:style-name="ce2"/>
          <table:table-cell office:value-type="string" table:style-name="ce2">
            <text:p>කාර්යාල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දුහල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ිවස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ත්ත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72" table:style-name="ce2">
            <text:p>172</text:p>
          </table:table-cell>
          <table:table-cell table:number-columns-repeated="2" table:style-name="ce2"/>
          <table:table-cell office:value-type="string" table:style-name="ce2">
            <text:p>ஏற்படு යන්නෙහි ප‍්‍රථම පුරුෂ, අනාගත කාල ක‍්‍රියාපදය කුමක්ද?<text:s text:c="2"/></text:p>
          </table:table-cell>
          <table:table-cell table:style-name="ce2"/>
          <table:table-cell office:value-type="string" table:style-name="ce2">
            <text:p>ஏற்படுகின்றே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ஏற்பட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ஏற்படுகின்றத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ஏற்படுத்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73" table:style-name="ce2">
            <text:p>173</text:p>
          </table:table-cell>
          <table:table-cell table:number-columns-repeated="2" table:style-name="ce2"/>
          <table:table-cell office:value-type="string" table:style-name="ce2">
            <text:p>තවම නැත යන්න දෙමළින් ලියන්නේ කෙසේද?</text:p>
          </table:table-cell>
          <table:table-cell table:style-name="ce2"/>
          <table:table-cell office:value-type="string" table:style-name="ce2">
            <text:p>இண்ணும் இள்ள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ல்ல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ன்னும் இ;ல்ல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இன்னு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74" table:style-name="ce2">
            <text:p>174</text:p>
          </table:table-cell>
          <table:table-cell table:number-columns-repeated="2" table:style-name="ce2"/>
          <table:table-cell office:value-type="string" table:style-name="ce2">
            <text:p><text:s/>මෙය කුමක්ද?</text:p>
          </table:table-cell>
          <table:table-cell table:style-name="ce2"/>
          <table:table-cell office:value-type="string" table:style-name="ce2">
            <text:p>புத்த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ேச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ணின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திரை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75" table:style-name="ce2">
            <text:p>175</text:p>
          </table:table-cell>
          <table:table-cell table:number-columns-repeated="2" table:style-name="ce2"/>
          <table:table-cell office:value-type="string" table:style-name="ce2">
            <text:p>ස්තූතියි යන්න දෙමළින් ලියන්නේ කෙසේද?</text:p>
          </table:table-cell>
          <table:table-cell table:style-name="ce2"/>
          <table:table-cell office:value-type="string" table:style-name="ce2">
            <text:p>நந்ர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ன்ர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ன்ற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ணன்ற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6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විශේෂණ පද<text:s text:c="2"/></text:p>
          </table:table-cell>
          <table:table-cell office:value-type="string" table:style-name="ce2">
            <text:p>විශේෂණ පද හදුන්වා දීම</text:p>
          </table:table-cell>
          <table:table-cell office:value-type="string" table:style-name="ce2">
            <text:p>විශේෂණ පද හදුන්වා දීම සහ අභ්‍යාස<text:s text:c="4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76" table:style-name="ce2">
            <text:p>176</text:p>
          </table:table-cell>
          <table:table-cell table:number-columns-repeated="2" table:style-name="ce2"/>
          <table:table-cell office:value-type="string" table:style-name="ce2">
            <text:p>அடைமொழி <text:s/>යනු කුමක්ද?</text:p>
          </table:table-cell>
          <table:table-cell table:style-name="ce2"/>
          <table:table-cell office:value-type="string" table:style-name="ce2">
            <text:p>නාමප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ර්ව නාම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ශේෂණ පද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ප‍්‍රශ්ණ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77" table:style-name="ce2">
            <text:p>177</text:p>
          </table:table-cell>
          <table:table-cell table:number-columns-repeated="2" table:style-name="ce2"/>
          <table:table-cell office:value-type="string" table:style-name="ce2">
            <text:p>විශේෂණ පද වර්ග කීයද?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78" table:style-name="ce2">
            <text:p>178</text:p>
          </table:table-cell>
          <table:table-cell table:number-columns-repeated="2" table:style-name="ce2"/>
          <table:table-cell office:value-type="string" table:style-name="ce2">
            <text:p>பெயர் அடைமொழி නොවන්නේ මින් කුමක්ද?</text:p>
          </table:table-cell>
          <table:table-cell table:style-name="ce2"/>
          <table:table-cell office:value-type="string" table:style-name="ce2">
            <text:p>வட்ட முத்து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ிவப்பு ரோஜ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ெரிய மீ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நான் அம்மா.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79" table:style-name="ce2">
            <text:p>179</text:p>
          </table:table-cell>
          <table:table-cell table:style-name="ce2"/>
          <table:table-cell office:value-type="string" table:style-name="ce2">
            <text:p>tamil-07-01-36-q-4.png</text:p>
          </table:table-cell>
          <table:table-cell office:value-type="string" table:style-name="ce2">
            <text:p>මෙය කුමක්ද?</text:p>
          </table:table-cell>
          <table:table-cell table:style-name="ce2"/>
          <table:table-cell office:value-type="string" table:style-name="ce2">
            <text:p>வட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ண்ண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ேருந்து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ுகைரத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80" table:style-name="ce2">
            <text:p>180</text:p>
          </table:table-cell>
          <table:table-cell table:number-columns-repeated="2" table:style-name="ce2"/>
          <table:table-cell office:value-type="string" table:style-name="ce2">
            <text:p>ගෙයක් විස්තර කළ නොහැකි විශේෂණ පදය කුමක්ද?</text:p>
          </table:table-cell>
          <table:table-cell table:style-name="ce2"/>
          <table:table-cell office:value-type="string" table:style-name="ce2">
            <text:p>அழகான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ெரி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ழைய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கூர்மையான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7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දෙමළ අකුරු</text:p>
          </table:table-cell>
          <table:table-cell office:value-type="string" table:style-name="ce2">
            <text:p>ලිංග භේදය සහිත වාක්‍ය හදුනා ගැනීම<text:s text:c="3"/></text:p>
          </table:table-cell>
          <table:table-cell office:value-type="string" table:style-name="ce2">
            <text:p><text:s/>ලිංග භේදය සහිත වාක්‍ය හදුනා ගැනීම සහ ප්‍රශ්න පිලිතුරු සාකච්ඡා කිරීම<text:s text:c="8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81" table:style-name="ce2">
            <text:p>181</text:p>
          </table:table-cell>
          <table:table-cell table:number-columns-repeated="2" table:style-name="ce2"/>
          <table:table-cell office:value-type="string" table:style-name="ce2">
            <text:p>ஆண் பால் වචනය තෝරන්න.</text:p>
          </table:table-cell>
          <table:table-cell table:style-name="ce2"/>
          <table:table-cell office:value-type="string" table:style-name="ce2">
            <text:p>அம்ம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சிரிய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ாணவ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டிகன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2" table:style-name="ce2">
            <text:p>182</text:p>
          </table:table-cell>
          <table:table-cell table:number-columns-repeated="2" table:style-name="ce2"/>
          <table:table-cell office:value-type="string" table:style-name="ce2">
            <text:p>பலர் பால்<text:s/><text:span text:style-name="T1">නොවන්නේ මින් කුමක්ද?</text:span></text:p>
          </table:table-cell>
          <table:table-cell table:style-name="ce2"/>
          <table:table-cell office:value-type="string" table:style-name="ce2">
            <text:p>அப்பாமா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சிறுமி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ாணவ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க்காமா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3" table:style-name="ce2">
            <text:p>183</text:p>
          </table:table-cell>
          <table:table-cell table:number-columns-repeated="2" table:style-name="ce2"/>
          <table:table-cell office:value-type="string" table:style-name="ce2">
            <text:p>அஃறினை වචනය තෝරන්න.</text:p>
          </table:table-cell>
          <table:table-cell table:style-name="ce2"/>
          <table:table-cell office:value-type="string" table:style-name="ce2">
            <text:p>கரடி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தேவ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ாடக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ஆசிரிய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4" table:style-name="ce2">
            <text:p>184</text:p>
          </table:table-cell>
          <table:table-cell table:number-columns-repeated="2" table:style-name="ce2"/>
          <table:table-cell office:value-type="string" table:style-name="ce2">
            <text:p>மேசைகள் අයත් වන්නේ මෙයින් කුමකටද?</text:p>
          </table:table-cell>
          <table:table-cell table:style-name="ce2"/>
          <table:table-cell office:value-type="string" table:style-name="ce2">
            <text:p>ஆண் பா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ெண் பா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ஒன்றன் பா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லவின் பால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5" table:style-name="ce2">
            <text:p>185</text:p>
          </table:table-cell>
          <table:table-cell table:number-columns-repeated="2" table:style-name="ce2"/>
          <table:table-cell office:value-type="string" table:style-name="ce2">
            <text:p><text:s/>கு……ம்பம்</text:p>
          </table:table-cell>
          <table:table-cell table:style-name="ce2"/>
          <table:table-cell office:value-type="string" table:style-name="ce2">
            <text:p>நாய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ாணவ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முய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8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තෘප්තිමත්ව ජීවත් වෙමු<text:s text:c="3"/></text:p>
          </table:table-cell>
          <table:table-cell office:value-type="string" table:style-name="ce2">
            <text:p>ප්‍රශ්න සහ පිළිතුරු සාකච්ඡා කිරීම</text:p>
          </table:table-cell>
          <table:table-cell office:value-type="string" table:style-name="ce2">
            <text:p>ප්‍රශ්න සහ පිළිතුරු සාකච්ඡා කිරීම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86" table:style-name="ce2">
            <text:p>186</text:p>
          </table:table-cell>
          <table:table-cell table:number-columns-repeated="2" table:style-name="ce2"/>
          <table:table-cell office:value-type="string" table:style-name="ce2">
            <text:p>திருப்தி යනු කුමක්ද?</text:p>
          </table:table-cell>
          <table:table-cell table:style-name="ce2"/>
          <table:table-cell office:value-type="string" table:style-name="ce2">
            <text:p>දුක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තෘප්තිය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තුට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අලසබ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7" table:style-name="ce2">
            <text:p>187</text:p>
          </table:table-cell>
          <table:table-cell table:number-columns-repeated="2" table:style-name="ce2"/>
          <table:table-cell office:value-type="string" table:style-name="ce2">
            <text:p>பேராசை යනු කුමක්ද?</text:p>
          </table:table-cell>
          <table:table-cell table:style-name="ce2"/>
          <table:table-cell office:value-type="string" table:style-name="ce2">
            <text:p>ආශාව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දැඩි ආශාව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ැක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විශ්වාසය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8" table:style-name="ce2">
            <text:p>188</text:p>
          </table:table-cell>
          <table:table-cell office:value-type="string" table:style-name="ce2">
            <text:p>හිස්තැනට සුදුසු අකුර කුමක්ද?</text:p>
          </table:table-cell>
          <table:table-cell table:style-name="ce2"/>
          <table:table-cell office:value-type="string" table:style-name="ce2">
            <text:p>கவ….ம்</text:p>
          </table:table-cell>
          <table:table-cell table:style-name="ce2"/>
          <table:table-cell office:value-type="string" table:style-name="ce2">
            <text:p>ண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ங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89" table:style-name="ce2">
            <text:p>189</text:p>
          </table:table-cell>
          <table:table-cell table:number-columns-repeated="2" table:style-name="ce2"/>
          <table:table-cell office:value-type="string" table:style-name="ce2">
            <text:p>மகி….ச்சி</text:p>
          </table:table-cell>
          <table:table-cell table:style-name="ce2"/>
          <table:table-cell office:value-type="string" table:style-name="ce2">
            <text:p>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ழ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90" table:style-name="ce2">
            <text:p>190</text:p>
          </table:table-cell>
          <table:table-cell table:number-columns-repeated="2" table:style-name="ce2"/>
          <table:table-cell office:value-type="string" table:style-name="ce2">
            <text:p>நாய் යන පදයෙහි බහු වචනය කුමක්ද?</text:p>
          </table:table-cell>
          <table:table-cell table:style-name="ce2"/>
          <table:table-cell office:value-type="string" table:style-name="ce2">
            <text:p>நாய்கள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ய்மார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ய்ற்கள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நாய்கல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017" table:style-name="ce6">
            <text:p>2017</text:p>
          </table:table-cell>
          <table:table-cell office:value-type="float" office:value="7" table:style-name="ce6">
            <text:p>7</text:p>
          </table:table-cell>
          <table:table-cell office:value-type="string" table:style-name="ce2">
            <text:p>Tamil-07-01-39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මගේ පවුල</text:p>
          </table:table-cell>
          <table:table-cell office:value-type="string" table:style-name="ce2">
            <text:p>නෑකම් සහ අපේ පවුලේ සාමාජිකයින් හදුන්වාදීම</text:p>
          </table:table-cell>
          <table:table-cell office:value-type="string" table:style-name="ce2">
            <text:p>නෑකම් සහ අපේ පවුලේ සාමාජිකයින් හදුන්වාදීම සහ ප්‍රශ්න සහ පිළිතුරු සාකච්ඡා කිරීම<text:s text:c="4"/></text:p>
          </table:table-cell>
          <table:table-cell office:value-type="time" office:time-value="PT1H0M0S" table:style-name="ce3">
            <text:p>01:00:00</text:p>
          </table:table-cell>
          <table:table-cell office:value-type="float" office:value="191" table:style-name="ce2">
            <text:p>191</text:p>
          </table:table-cell>
          <table:table-cell table:number-columns-repeated="2" table:style-name="ce2"/>
          <table:table-cell office:value-type="string" table:style-name="ce2">
            <text:p>பாட்டன் යනු කවුරුන්ද?</text:p>
          </table:table-cell>
          <table:table-cell table:style-name="ce2"/>
          <table:table-cell office:value-type="string" table:style-name="ce2">
            <text:p>ආච්ච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සීයා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නංග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මල්ලි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8" table:style-name="ce2"/>
          <table:table-cell office:value-type="float" office:value="192" table:style-name="ce2">
            <text:p>192</text:p>
          </table:table-cell>
          <table:table-cell table:number-columns-repeated="2" table:style-name="ce2"/>
          <table:table-cell office:value-type="string" table:style-name="ce2">
            <text:p>බාප්පාට කියන දෙමළ වචනය කුමක්ද?</text:p>
          </table:table-cell>
          <table:table-cell table:style-name="ce2"/>
          <table:table-cell office:value-type="string" table:style-name="ce2">
            <text:p>சிற்றப்பா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அ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6"/>
          <table:table-cell table:number-columns-repeated="13" table:style-name="ce2"/>
          <table:table-cell office:value-type="string" table:style-name="ce2">
            <text:p>பெரிய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தம்ப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93" table:style-name="ce2">
            <text:p>193</text:p>
          </table:table-cell>
          <table:table-cell table:number-columns-repeated="2" table:style-name="ce2"/>
          <table:table-cell office:value-type="string" table:style-name="ce2">
            <text:p>அம்மாவின் அண்ணா කවුද?</text:p>
          </table:table-cell>
          <table:table-cell table:style-name="ce2"/>
          <table:table-cell office:value-type="string" table:style-name="ce2">
            <text:p>சிற்ற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ெரியப்ப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மாமா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ட்டன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94" table:style-name="ce2">
            <text:p>194</text:p>
          </table:table-cell>
          <table:table-cell table:number-columns-repeated="2" table:style-name="ce2"/>
          <table:table-cell office:value-type="string" table:style-name="ce2">
            <text:p>அம்மாவின் தங்கை කවුද?</text:p>
          </table:table-cell>
          <table:table-cell table:style-name="ce2"/>
          <table:table-cell office:value-type="string" table:style-name="ce2">
            <text:p>மாம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ெரியம்மா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சின்னம்மா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ாட்டி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95" table:style-name="ce2">
            <text:p>195</text:p>
          </table:table-cell>
          <table:table-cell table:number-columns-repeated="2" table:style-name="ce2"/>
          <table:table-cell office:value-type="string" table:style-name="ce2">
            <text:p>පවුලට කියන දෙමළ වචනය කුමක්ද?</text:p>
          </table:table-cell>
          <table:table-cell table:style-name="ce2"/>
          <table:table-cell office:value-type="string" table:style-name="ce2">
            <text:p>பாடசாலை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அலுவலகம்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குடும்பம்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number-columns-repeated="5" table:style-name="ce2"/>
          <table:table-cell office:value-type="string" table:style-name="ce2">
            <text:p>பவுல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number-rows-repeated="10477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Iskoola Pota" svg:font-family="&quot;Iskoola Pota&quot;"/>
    <style:font-face style:name="FMMalithi" svg:font-family="FMMalith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style:font-name="Calibri1" style:font-name-asian="Calibri1" style:font-name-complex="Calibri1" fo:font-size="12pt" style:font-size-asian="12pt" style:font-size-complex="12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STRIX</meta:initial-creator>
    <dc:creator>edu</dc:creator>
    <meta:creation-date>2022-05-03T17:47:56Z</meta:creation-date>
    <dc:date>2022-09-24T04:01:35Z</dc:date>
    <meta:editing-cycles>510</meta:editing-cycles>
    <meta:editing-duration>PT67037S</meta:editing-duration>
  </office:meta>
</office:document-meta>
</file>